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213cm" fo:margin-left="3.265cm" table:align="left"/>
    </style:style>
    <style:style style:name="Table1.A" style:family="table-column">
      <style:table-column-properties style:column-width="5.239cm"/>
    </style:style>
    <style:style style:name="Table1.B" style:family="table-column">
      <style:table-column-properties style:column-width="4.97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895cm"/>
    </style:style>
    <style:style style:name="Table2.B" style:family="table-column">
      <style:table-column-properties style:column-width="12.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fo:font-weight="bold" officeooo:rsid="0004b89b" officeooo:paragraph-rsid="0004b89b"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bold" officeooo:paragraph-rsid="0004b89b"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font-weight="bold" officeooo:rsid="0007b774" officeooo:paragraph-rsid="0007b774" style:font-size-asian="26pt" style:font-weight-asian="bold" style:font-size-complex="26pt" style:font-weight-complex="bold"/>
    </style:style>
    <style:style style:name="P4" style:family="paragraph" style:parent-style-name="Standard">
      <style:paragraph-properties fo:text-align="center" style:justify-single-word="false"/>
      <style:text-properties officeooo:paragraph-rsid="0004b89b"/>
    </style:style>
    <style:style style:name="P5" style:family="paragraph" style:parent-style-name="Standard">
      <style:paragraph-properties fo:text-align="center" style:justify-single-word="false"/>
      <style:text-properties fo:font-size="14pt" fo:font-weight="normal" officeooo:paragraph-rsid="0004b89b"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4pt" fo:font-weight="normal" officeooo:rsid="00055dc8" officeooo:paragraph-rsid="00055dc8"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096e6a" officeooo:paragraph-rsid="00096e6a"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096e6a" officeooo:paragraph-rsid="0014b83c"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0ed058" officeooo:paragraph-rsid="000ed058"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47b8b3" officeooo:paragraph-rsid="0047b8b3"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4a4295" officeooo:paragraph-rsid="004d1994"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562c75" officeooo:paragraph-rsid="004d1994"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5973f3" officeooo:paragraph-rsid="004d1994"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bold" officeooo:rsid="000ed058" officeooo:paragraph-rsid="000ed058"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3d76a4" officeooo:paragraph-rsid="003d76a4"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3d76a4" officeooo:paragraph-rsid="0047b8b3"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3d76a4" officeooo:paragraph-rsid="004a4295"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3d76a4" officeooo:paragraph-rsid="004d1994"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fo:font-style="italic" fo:font-weight="normal" officeooo:rsid="0011d85b" officeooo:paragraph-rsid="0011d85b" style:font-size-asian="12.25pt" style:font-style-asian="italic" style:font-weight-asian="normal" style:font-size-complex="14pt" style:font-style-complex="italic" style:font-weight-complex="normal"/>
    </style:style>
    <style:style style:name="P20" style:family="paragraph" style:parent-style-name="Standard">
      <style:paragraph-properties fo:text-align="justify" style:justify-single-word="false"/>
      <style:text-properties fo:font-size="14pt" fo:font-style="normal" fo:font-weight="bold" officeooo:rsid="0014b83c" officeooo:paragraph-rsid="0014b83c" style:font-size-asian="12.25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fo:font-size="14pt" fo:font-style="normal" fo:font-weight="normal" officeooo:rsid="0018a926" officeooo:paragraph-rsid="0014b83c"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01a5991" officeooo:paragraph-rsid="0014b83c"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61f9ac" officeooo:paragraph-rsid="005ad937" style:font-size-asian="12.25pt" style:font-style-asian="normal" style:font-weight-asian="normal" style:font-size-complex="14pt" style:font-style-complex="normal" style:font-weight-complex="normal"/>
    </style:style>
    <style:style style:name="P24" style:family="paragraph" style:parent-style-name="Standard">
      <style:text-properties officeooo:paragraph-rsid="0004b89b"/>
    </style:style>
    <style:style style:name="P25" style:family="paragraph" style:parent-style-name="Standard">
      <style:paragraph-properties fo:text-align="center" style:justify-single-word="false"/>
      <style:text-properties officeooo:rsid="0008b12a" officeooo:paragraph-rsid="0008b12a"/>
    </style:style>
    <style:style style:name="P26" style:family="paragraph" style:parent-style-name="Standard">
      <style:paragraph-properties fo:text-align="start" style:justify-single-word="false"/>
      <style:text-properties fo:font-size="16pt" fo:font-weight="bold" officeooo:rsid="00096e6a" officeooo:paragraph-rsid="00096e6a"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6pt" fo:font-weight="bold" officeooo:rsid="000d6e33" officeooo:paragraph-rsid="000d6e33"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2pt" fo:font-style="italic" fo:font-weight="bold" officeooo:rsid="005ad937" officeooo:paragraph-rsid="005ad937"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fo:font-size="12pt" fo:font-style="italic" fo:font-weight="bold" officeooo:rsid="0063b345" officeooo:paragraph-rsid="0063b345"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fo:font-size="12pt" fo:font-style="italic" fo:font-weight="bold" officeooo:rsid="0061f9ac" officeooo:paragraph-rsid="0063b345" style:font-size-asian="12pt" style:font-style-asian="italic" style:font-weight-asian="bold" style:font-size-complex="12pt" style:font-style-complex="italic" style:font-weight-complex="bold"/>
    </style:style>
    <style:style style:name="P31" style:family="paragraph" style:parent-style-name="Table_20_Contents">
      <style:paragraph-properties fo:text-align="center" style:justify-single-word="false"/>
      <style:text-properties fo:font-size="14pt" fo:font-weight="bold" style:font-size-asian="12.25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1a5991" officeooo:paragraph-rsid="001a5991" style:font-size-asian="12.25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1cfcc6" officeooo:paragraph-rsid="001cfcc6" style:font-size-asian="12.25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1ef6a9" officeooo:paragraph-rsid="001ef6a9" style:font-size-asian="12.25pt" style:font-weight-asian="bold" style:font-size-complex="14pt" style:font-weight-complex="bold"/>
    </style:style>
    <style:style style:name="P35" style:family="paragraph" style:parent-style-name="Table_20_Contents">
      <style:paragraph-properties fo:text-align="justify" style:justify-single-word="false"/>
      <style:text-properties fo:font-size="14pt" fo:font-weight="bold" officeooo:rsid="002a64d8" officeooo:paragraph-rsid="002a64d8" style:font-size-asian="12.25pt" style:font-weight-asian="bold" style:font-size-complex="14pt" style:font-weight-complex="bold"/>
    </style:style>
    <style:style style:name="P36" style:family="paragraph" style:parent-style-name="Table_20_Contents">
      <style:paragraph-properties fo:text-align="justify" style:justify-single-word="false"/>
      <style:text-properties fo:font-size="14pt" fo:font-weight="bold" officeooo:rsid="002db2e9" officeooo:paragraph-rsid="002db2e9" style:font-size-asian="12.25pt" style:font-weight-asian="bold" style:font-size-complex="14pt" style:font-weight-complex="bold"/>
    </style:style>
    <style:style style:name="P37" style:family="paragraph" style:parent-style-name="Table_20_Contents">
      <style:paragraph-properties fo:text-align="justify" style:justify-single-word="false"/>
      <style:text-properties fo:font-size="14pt" fo:font-weight="bold" officeooo:rsid="00316a05" officeooo:paragraph-rsid="00316a05" style:font-size-asian="12.25pt" style:font-weight-asian="bold" style:font-size-complex="14pt" style:font-weight-complex="bold"/>
    </style:style>
    <style:style style:name="P38" style:family="paragraph" style:parent-style-name="Table_20_Contents">
      <style:paragraph-properties fo:text-align="justify" style:justify-single-word="false"/>
      <style:text-properties fo:font-size="14pt" fo:font-weight="bold" officeooo:rsid="00346014" officeooo:paragraph-rsid="00346014" style:font-size-asian="12.25pt" style:font-weight-asian="bold" style:font-size-complex="14pt" style:font-weight-complex="bold"/>
    </style:style>
    <style:style style:name="P39" style:family="paragraph" style:parent-style-name="Table_20_Contents">
      <style:paragraph-properties fo:text-align="justify" style:justify-single-word="false"/>
      <style:text-properties fo:font-size="14pt" fo:font-weight="bold" officeooo:rsid="0038e426" officeooo:paragraph-rsid="0038e426" style:font-size-asian="12.25pt" style:font-weight-asian="bold" style:font-size-complex="14pt" style:font-weight-complex="bold"/>
    </style:style>
    <style:style style:name="P40" style:family="paragraph" style:parent-style-name="Table_20_Contents">
      <style:paragraph-properties fo:text-align="justify" style:justify-single-word="false"/>
      <style:text-properties fo:font-size="12pt" officeooo:rsid="002a64d8" officeooo:paragraph-rsid="002a64d8" style:font-size-asian="12pt" style:font-size-complex="12pt"/>
    </style:style>
    <style:style style:name="P41" style:family="paragraph" style:parent-style-name="Table_20_Contents">
      <style:paragraph-properties fo:text-align="justify" style:justify-single-word="false"/>
      <style:text-properties fo:font-size="12pt" officeooo:rsid="002db2e9" officeooo:paragraph-rsid="002db2e9" style:font-size-asian="12pt" style:font-size-complex="12pt"/>
    </style:style>
    <style:style style:name="P42" style:family="paragraph" style:parent-style-name="Table_20_Contents">
      <style:paragraph-properties fo:text-align="justify" style:justify-single-word="false"/>
      <style:text-properties fo:font-size="12pt" officeooo:rsid="0031f4a8" officeooo:paragraph-rsid="0031f4a8" style:font-size-asian="12pt" style:font-size-complex="12pt"/>
    </style:style>
    <style:style style:name="P43" style:family="paragraph" style:parent-style-name="Table_20_Contents">
      <style:paragraph-properties fo:text-align="justify" style:justify-single-word="false"/>
      <style:text-properties fo:font-size="12pt" officeooo:rsid="00357313" officeooo:paragraph-rsid="00357313" style:font-size-asian="12pt" style:font-size-complex="12pt"/>
    </style:style>
    <style:style style:name="P44" style:family="paragraph" style:parent-style-name="Table_20_Contents">
      <style:paragraph-properties fo:text-align="justify" style:justify-single-word="false"/>
      <style:text-properties fo:font-size="12pt" officeooo:rsid="00394fa6" officeooo:paragraph-rsid="00394fa6" style:font-size-asian="12pt" style:font-size-complex="12pt"/>
    </style:style>
    <style:style style:name="P45" style:family="paragraph" style:parent-style-name="Standard" style:master-page-name="Standard">
      <style:paragraph-properties fo:text-align="center" style:justify-single-word="false" style:page-number="auto"/>
      <style:text-properties fo:font-size="16pt" fo:font-weight="normal" officeooo:paragraph-rsid="0004b89b" style:font-size-asian="16pt" style:font-weight-asian="normal" style:font-size-complex="16pt" style:font-weight-complex="normal"/>
    </style:style>
    <style:style style:name="P46" style:family="paragraph" style:parent-style-name="Standard">
      <style:paragraph-properties fo:text-align="justify" style:justify-single-word="false"/>
      <style:text-properties fo:font-size="12pt" fo:font-style="italic" fo:font-weight="bold" officeooo:rsid="0063b345" officeooo:paragraph-rsid="006f76e3"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font-size="12pt" fo:font-style="italic" fo:font-weight="bold" officeooo:rsid="0063b345" officeooo:paragraph-rsid="0072cebf"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font-size="12pt" fo:font-style="italic" fo:font-weight="bold" officeooo:rsid="0074d267" officeooo:paragraph-rsid="0086aa1b"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font-size="12pt" fo:font-style="italic" fo:font-weight="bold" officeooo:rsid="00a46721" officeooo:paragraph-rsid="00a46721" style:font-size-asian="12pt" style:font-style-asian="italic" style:font-weight-asian="bold" style:font-size-complex="12pt" style:font-style-complex="italic" style:font-weight-complex="bold"/>
    </style:style>
    <style:style style:name="P50" style:family="paragraph" style:parent-style-name="Standard">
      <style:paragraph-properties fo:text-align="start" style:justify-single-word="false"/>
      <style:text-properties fo:font-size="12pt" fo:font-style="italic" fo:font-weight="bold" officeooo:rsid="003d76a4" officeooo:paragraph-rsid="00b3ba42" style:font-size-asian="12pt" style:font-style-asian="italic" style:font-weight-asian="bold" style:font-size-complex="12pt" style:font-style-complex="italic" style:font-weight-complex="bold"/>
    </style:style>
    <style:style style:name="P51" style:family="paragraph" style:parent-style-name="Standard">
      <style:paragraph-properties fo:text-align="start" style:justify-single-word="false"/>
      <style:text-properties fo:font-size="12pt" fo:font-style="italic" fo:font-weight="bold" officeooo:rsid="003d76a4" officeooo:paragraph-rsid="00b42049" style:font-size-asian="12pt" style:font-style-asian="italic" style:font-weight-asian="bold" style:font-size-complex="12pt" style:font-style-complex="italic" style:font-weight-complex="bold"/>
    </style:style>
    <style:style style:name="P52" style:family="paragraph" style:parent-style-name="Standard">
      <style:paragraph-properties fo:text-align="start" style:justify-single-word="false"/>
      <style:text-properties fo:font-size="12pt" fo:font-style="italic" fo:font-weight="bold" officeooo:rsid="003d76a4" officeooo:paragraph-rsid="00b59f6e" style:font-size-asian="12pt" style:font-style-asian="italic" style:font-weight-asian="bold" style:font-size-complex="12pt" style:font-style-complex="italic" style:font-weight-complex="bold"/>
    </style:style>
    <style:style style:name="P53" style:family="paragraph" style:parent-style-name="Standard">
      <style:paragraph-properties fo:text-align="start" style:justify-single-word="false"/>
      <style:text-properties fo:font-size="12pt" fo:font-style="italic" fo:font-weight="bold" officeooo:rsid="003d76a4" officeooo:paragraph-rsid="00b89272"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font-size="12pt" fo:font-style="italic" fo:font-weight="bold" officeooo:rsid="003d76a4" officeooo:paragraph-rsid="00b3ba42"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font-size="12pt" fo:font-style="italic" fo:font-weight="bold" officeooo:rsid="003d76a4" officeooo:paragraph-rsid="00b89272"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font-size="12pt" fo:font-style="italic" fo:font-weight="bold" officeooo:rsid="00538db8" officeooo:paragraph-rsid="004d1994" style:font-size-asian="12pt" style:font-style-asian="italic" style:font-weight-asian="bold" style:font-size-complex="12pt" style:font-style-complex="italic" style:font-weight-complex="bold"/>
    </style:style>
    <style:style style:name="P57" style:family="paragraph" style:parent-style-name="Standard">
      <style:paragraph-properties fo:text-align="start" style:justify-single-word="false"/>
      <style:text-properties fo:font-size="12pt" fo:font-style="italic" fo:font-weight="bold" officeooo:rsid="00c42718" officeooo:paragraph-rsid="00c42718" style:font-size-asian="12pt" style:font-style-asian="italic" style:font-weight-asian="bold" style:font-size-complex="12pt" style:font-style-complex="italic" style:font-weight-complex="bold"/>
    </style:style>
    <style:style style:name="P58" style:family="paragraph" style:parent-style-name="Standard">
      <style:paragraph-properties fo:text-align="start" style:justify-single-word="false"/>
      <style:text-properties fo:font-size="12pt" fo:font-style="italic" fo:font-weight="bold" officeooo:rsid="00c42718" officeooo:paragraph-rsid="00c7916a"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size="12pt" fo:font-style="italic" fo:font-weight="bold" officeooo:rsid="00c42718" officeooo:paragraph-rsid="00c7916a"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fo:font-style="italic" fo:font-weight="bold" officeooo:rsid="00c42718" officeooo:paragraph-rsid="00c42718" style:font-size-asian="12pt" style:font-style-asian="italic" style:font-weight-asian="bold" style:font-size-complex="12pt" style:font-style-complex="italic" style:font-weight-complex="bold"/>
    </style:style>
    <style:style style:name="P61" style:family="paragraph" style:parent-style-name="Standard">
      <style:paragraph-properties fo:text-align="start" style:justify-single-word="false"/>
      <style:text-properties fo:font-size="12pt" fo:font-style="italic" fo:font-weight="bold" officeooo:rsid="00c97344" officeooo:paragraph-rsid="00c97344" style:font-size-asian="12pt" style:font-style-asian="italic" style:font-weight-asian="bold" style:font-size-complex="12pt" style:font-style-complex="italic" style:font-weight-complex="bold"/>
    </style:style>
    <style:style style:name="P62" style:family="paragraph" style:parent-style-name="Standard">
      <style:paragraph-properties fo:text-align="start" style:justify-single-word="false"/>
      <style:text-properties fo:font-size="12pt" fo:font-style="italic" fo:font-weight="bold" officeooo:rsid="00d0107b" officeooo:paragraph-rsid="00d0107b" style:font-size-asian="12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fo:font-size="12pt" fo:font-style="italic" fo:font-weight="bold" officeooo:rsid="00d0107b" officeooo:paragraph-rsid="00d48ee7" style:font-size-asian="12pt" style:font-style-asian="italic" style:font-weight-asian="bold" style:font-size-complex="12pt" style:font-style-complex="italic" style:font-weight-complex="bold"/>
    </style:style>
    <style:style style:name="P64" style:family="paragraph" style:parent-style-name="Standard">
      <style:paragraph-properties fo:text-align="justify" style:justify-single-word="false"/>
      <style:text-properties fo:font-size="12pt" fo:font-style="italic" fo:font-weight="bold" officeooo:rsid="00d0107b" officeooo:paragraph-rsid="00dce044" style:font-size-asian="12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style:text-properties fo:font-size="12pt" fo:font-style="italic" fo:font-weight="bold" officeooo:rsid="00db4e89" officeooo:paragraph-rsid="00db4e89" style:font-size-asian="12pt" style:font-style-asian="italic" style:font-weight-asian="bold" style:font-size-complex="12pt" style:font-style-complex="italic" style:font-weight-complex="bold"/>
    </style:style>
    <style:style style:name="P66" style:family="paragraph" style:parent-style-name="Standard">
      <style:paragraph-properties fo:text-align="justify" style:justify-single-word="false"/>
      <style:text-properties fo:font-size="12pt" fo:font-style="italic" fo:font-weight="bold" officeooo:rsid="00dfc9ba" officeooo:paragraph-rsid="00dfc9ba" style:font-size-asian="12pt" style:font-style-asian="italic" style:font-weight-asian="bold" style:font-size-complex="12pt" style:font-style-complex="italic" style:font-weight-complex="bold"/>
    </style:style>
    <style:style style:name="P67" style:family="paragraph" style:parent-style-name="Standard">
      <style:paragraph-properties fo:text-align="start" style:justify-single-word="false"/>
      <style:text-properties fo:font-size="12pt" fo:font-style="italic" fo:font-weight="normal" officeooo:rsid="003d76a4" officeooo:paragraph-rsid="00b89272"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fo:font-size="12pt" fo:font-style="italic" fo:font-weight="normal" officeooo:rsid="00c97344" officeooo:paragraph-rsid="00c97344"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justify" style:justify-single-word="false"/>
      <style:text-properties fo:font-size="14pt" fo:font-style="normal" fo:font-weight="bold" officeooo:rsid="003d76a4" officeooo:paragraph-rsid="00a5a1e1" style:font-size-asian="12.25pt" style:font-style-asian="normal" style:font-weight-asian="bold" style:font-size-complex="14pt" style:font-style-complex="normal" style:font-weight-complex="bold"/>
    </style:style>
    <style:style style:name="P70" style:family="paragraph" style:parent-style-name="Standard">
      <style:paragraph-properties fo:text-align="justify" style:justify-single-word="false"/>
      <style:text-properties fo:font-size="14pt" fo:font-style="normal" fo:font-weight="bold" officeooo:rsid="003d76a4" officeooo:paragraph-rsid="00b02370" style:font-size-asian="12.25pt" style:font-style-asian="normal" style:font-weight-asian="bold" style:font-size-complex="14pt" style:font-style-complex="normal" style:font-weight-complex="bold"/>
    </style:style>
    <style:style style:name="P71" style:family="paragraph" style:parent-style-name="Standard">
      <style:paragraph-properties fo:text-align="justify" style:justify-single-word="false"/>
      <style:text-properties fo:font-size="14pt" fo:font-style="normal" fo:font-weight="normal" officeooo:rsid="00ee8eac" officeooo:paragraph-rsid="00ee8eac"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fo:font-size="16pt" fo:font-style="normal" fo:font-weight="bold" officeooo:rsid="00ee8eac" officeooo:paragraph-rsid="00ee8eac" style:font-size-asian="16pt" style:font-style-asian="normal" style:font-weight-asian="bold" style:font-size-complex="16pt" style:font-style-complex="normal" style:font-weight-complex="bold"/>
    </style:style>
    <style:style style:name="P73" style:family="paragraph" style:parent-style-name="Standard">
      <style:paragraph-properties fo:text-align="start" style:justify-single-word="false"/>
      <style:text-properties fo:font-size="16pt" fo:font-weight="bold" officeooo:rsid="00096e6a" officeooo:paragraph-rsid="00096e6a"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096e6a" officeooo:paragraph-rsid="0004b89b" style:font-size-asian="16pt" style:font-weight-asian="bold" style:font-size-complex="16pt" style:font-weight-complex="bold"/>
    </style:style>
    <style:style style:name="P75" style:family="paragraph" style:parent-style-name="Standard">
      <style:paragraph-properties fo:text-align="start" style:justify-single-word="false"/>
      <style:text-properties fo:font-size="16pt" fo:font-weight="bold" officeooo:rsid="00f703e3" officeooo:paragraph-rsid="00f703e3" style:font-size-asian="16pt" style:font-weight-asian="bold" style:font-size-complex="16pt" style:font-weight-complex="bold"/>
    </style:style>
    <style:style style:name="P76" style:family="paragraph" style:parent-style-name="Standard">
      <style:paragraph-properties fo:text-align="start" style:justify-single-word="false"/>
      <style:text-properties fo:font-size="16pt" fo:font-weight="normal" officeooo:rsid="00f703e3" officeooo:paragraph-rsid="00f703e3" style:font-size-asian="16pt" style:font-weight-asian="normal" style:font-size-complex="16pt" style:font-weight-complex="normal"/>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6pt" fo:font-weight="normal" officeooo:rsid="0007b774" style:font-size-asian="16pt" style:font-weight-asian="normal" style:font-size-complex="16pt"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normal" officeooo:rsid="0006c479" style:font-size-asian="14pt" style:font-weight-asian="normal" style:font-size-complex="14pt" style:font-weight-complex="normal"/>
    </style:style>
    <style:style style:name="T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 style:family="text">
      <style:text-properties fo:font-size="14pt" fo:font-style="normal" fo:font-weight="normal" officeooo:rsid="00615c44"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61f9ac"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69816a" style:font-size-asian="12.25pt" style:font-style-asian="normal" style:font-weight-asian="normal" style:font-size-complex="14pt" style:font-style-complex="normal" style:font-weight-complex="normal"/>
    </style:style>
    <style:style style:name="T9" style:family="text">
      <style:text-properties fo:font-size="14pt" fo:font-style="normal" fo:font-weight="normal" officeooo:rsid="006b65ea" style:font-size-asian="12.25pt" style:font-style-asian="normal" style:font-weight-asian="normal" style:font-size-complex="14pt" style:font-style-complex="normal" style:font-weight-complex="normal"/>
    </style:style>
    <style:style style:name="T10" style:family="text">
      <style:text-properties fo:font-size="14pt" fo:font-style="normal" fo:font-weight="normal" officeooo:rsid="006d0739" style:font-size-asian="12.25pt" style:font-style-asian="normal" style:font-weight-asian="normal" style:font-size-complex="14pt" style:font-style-complex="normal" style:font-weight-complex="normal"/>
    </style:style>
    <style:style style:name="T11" style:family="text">
      <style:text-properties fo:font-size="14pt" fo:font-style="normal" fo:font-weight="normal" officeooo:rsid="006e0282" style:font-size-asian="12.25pt" style:font-style-asian="normal" style:font-weight-asian="normal" style:font-size-complex="14pt" style:font-style-complex="normal" style:font-weight-complex="normal"/>
    </style:style>
    <style:style style:name="T12" style:family="text">
      <style:text-properties fo:font-size="14pt" fo:font-style="normal" fo:font-weight="normal" officeooo:rsid="006e2d1c" style:font-size-asian="12.25pt" style:font-style-asian="normal" style:font-weight-asian="normal" style:font-size-complex="14pt" style:font-style-complex="normal" style:font-weight-complex="normal"/>
    </style:style>
    <style:style style:name="T13" style:family="text">
      <style:text-properties fo:font-size="14pt" fo:font-style="normal" fo:font-weight="normal" officeooo:rsid="0070c9d8" style:font-size-asian="12.25pt" style:font-style-asian="normal" style:font-weight-asian="normal" style:font-size-complex="14pt" style:font-style-complex="normal" style:font-weight-complex="normal"/>
    </style:style>
    <style:style style:name="T14" style:family="text">
      <style:text-properties fo:font-size="14pt" fo:font-style="normal" fo:font-weight="normal" officeooo:rsid="007145ee" style:font-size-asian="12.25pt" style:font-style-asian="normal" style:font-weight-asian="normal" style:font-size-complex="14pt" style:font-style-complex="normal" style:font-weight-complex="normal"/>
    </style:style>
    <style:style style:name="T15" style:family="text">
      <style:text-properties fo:font-size="14pt" fo:font-style="normal" fo:font-weight="normal" officeooo:rsid="0072cebf" style:font-size-asian="12.25pt" style:font-style-asian="normal" style:font-weight-asian="normal" style:font-size-complex="14pt" style:font-style-complex="normal" style:font-weight-complex="normal"/>
    </style:style>
    <style:style style:name="T16" style:family="text">
      <style:text-properties fo:font-size="14pt" fo:font-style="normal" fo:font-weight="normal" officeooo:rsid="0073a41a" style:font-size-asian="12.25pt" style:font-style-asian="normal" style:font-weight-asian="normal" style:font-size-complex="14pt" style:font-style-complex="normal" style:font-weight-complex="normal"/>
    </style:style>
    <style:style style:name="T17" style:family="text">
      <style:text-properties fo:font-size="14pt" fo:font-style="normal" fo:font-weight="normal" officeooo:rsid="0073cb30" style:font-size-asian="12.25pt" style:font-style-asian="normal" style:font-weight-asian="normal" style:font-size-complex="14pt" style:font-style-complex="normal" style:font-weight-complex="normal"/>
    </style:style>
    <style:style style:name="T18" style:family="text">
      <style:text-properties fo:font-size="14pt" fo:font-style="normal" fo:font-weight="normal" officeooo:rsid="0074c5b1" style:font-size-asian="12.25pt" style:font-style-asian="normal" style:font-weight-asian="normal" style:font-size-complex="14pt" style:font-style-complex="normal" style:font-weight-complex="normal"/>
    </style:style>
    <style:style style:name="T19" style:family="text">
      <style:text-properties fo:font-size="14pt" fo:font-style="normal" fo:font-weight="normal" officeooo:rsid="0076982a" style:font-size-asian="12.25pt" style:font-style-asian="normal" style:font-weight-asian="normal" style:font-size-complex="14pt" style:font-style-complex="normal" style:font-weight-complex="normal"/>
    </style:style>
    <style:style style:name="T20" style:family="text">
      <style:text-properties fo:font-size="14pt" fo:font-style="normal" fo:font-weight="normal" officeooo:rsid="0077c2fd" style:font-size-asian="12.25pt" style:font-style-asian="normal" style:font-weight-asian="normal" style:font-size-complex="14pt" style:font-style-complex="normal" style:font-weight-complex="normal"/>
    </style:style>
    <style:style style:name="T21" style:family="text">
      <style:text-properties fo:font-size="14pt" fo:font-style="normal" fo:font-weight="normal" officeooo:rsid="0077e48f" style:font-size-asian="12.25pt" style:font-style-asian="normal" style:font-weight-asian="normal" style:font-size-complex="14pt" style:font-style-complex="normal" style:font-weight-complex="normal"/>
    </style:style>
    <style:style style:name="T22" style:family="text">
      <style:text-properties fo:font-size="14pt" fo:font-style="normal" fo:font-weight="normal" officeooo:rsid="0078e6d3" style:font-size-asian="12.25pt" style:font-style-asian="normal" style:font-weight-asian="normal" style:font-size-complex="14pt" style:font-style-complex="normal" style:font-weight-complex="normal"/>
    </style:style>
    <style:style style:name="T23" style:family="text">
      <style:text-properties fo:font-size="14pt" fo:font-style="normal" fo:font-weight="normal" officeooo:rsid="007a19c1" style:font-size-asian="12.25pt" style:font-style-asian="normal" style:font-weight-asian="normal" style:font-size-complex="14pt" style:font-style-complex="normal" style:font-weight-complex="normal"/>
    </style:style>
    <style:style style:name="T24" style:family="text">
      <style:text-properties fo:font-size="14pt" fo:font-style="normal" fo:font-weight="normal" officeooo:rsid="007be07b" style:font-size-asian="12.25pt" style:font-style-asian="normal" style:font-weight-asian="normal" style:font-size-complex="14pt" style:font-style-complex="normal" style:font-weight-complex="normal"/>
    </style:style>
    <style:style style:name="T25" style:family="text">
      <style:text-properties fo:font-size="14pt" fo:font-style="normal" fo:font-weight="normal" officeooo:rsid="007c5db3" style:font-size-asian="12.25pt" style:font-style-asian="normal" style:font-weight-asian="normal" style:font-size-complex="14pt" style:font-style-complex="normal" style:font-weight-complex="normal"/>
    </style:style>
    <style:style style:name="T26" style:family="text">
      <style:text-properties fo:font-size="14pt" fo:font-style="normal" fo:font-weight="normal" officeooo:rsid="0083d2bb" style:font-size-asian="12.25pt" style:font-style-asian="normal" style:font-weight-asian="normal" style:font-size-complex="14pt" style:font-style-complex="normal" style:font-weight-complex="normal"/>
    </style:style>
    <style:style style:name="T27" style:family="text">
      <style:text-properties fo:font-size="14pt" fo:font-style="normal" fo:font-weight="normal" officeooo:rsid="00858c2f" style:font-size-asian="12.25pt" style:font-style-asian="normal" style:font-weight-asian="normal" style:font-size-complex="14pt" style:font-style-complex="normal" style:font-weight-complex="normal"/>
    </style:style>
    <style:style style:name="T28" style:family="text">
      <style:text-properties fo:font-size="14pt" fo:font-style="normal" fo:font-weight="normal" officeooo:rsid="00880e2a" style:font-size-asian="12.25pt" style:font-style-asian="normal" style:font-weight-asian="normal" style:font-size-complex="14pt" style:font-style-complex="normal" style:font-weight-complex="normal"/>
    </style:style>
    <style:style style:name="T29" style:family="text">
      <style:text-properties fo:font-size="14pt" fo:font-style="normal" fo:font-weight="normal" officeooo:rsid="0088ad6c" style:font-size-asian="12.25pt" style:font-style-asian="normal" style:font-weight-asian="normal" style:font-size-complex="14pt" style:font-style-complex="normal" style:font-weight-complex="normal"/>
    </style:style>
    <style:style style:name="T30" style:family="text">
      <style:text-properties fo:font-size="14pt" fo:font-style="normal" fo:font-weight="normal" officeooo:rsid="008cc9ea" style:font-size-asian="12.25pt" style:font-style-asian="normal" style:font-weight-asian="normal" style:font-size-complex="14pt" style:font-style-complex="normal" style:font-weight-complex="normal"/>
    </style:style>
    <style:style style:name="T31" style:family="text">
      <style:text-properties fo:font-size="14pt" fo:font-style="normal" fo:font-weight="normal" officeooo:rsid="008ebbff" style:font-size-asian="12.25pt" style:font-style-asian="normal" style:font-weight-asian="normal" style:font-size-complex="14pt" style:font-style-complex="normal" style:font-weight-complex="normal"/>
    </style:style>
    <style:style style:name="T32" style:family="text">
      <style:text-properties fo:font-size="14pt" fo:font-style="normal" fo:font-weight="normal" officeooo:rsid="0090368d" style:font-size-asian="12.25pt" style:font-style-asian="normal" style:font-weight-asian="normal" style:font-size-complex="14pt" style:font-style-complex="normal" style:font-weight-complex="normal"/>
    </style:style>
    <style:style style:name="T33" style:family="text">
      <style:text-properties fo:font-size="14pt" fo:font-style="normal" fo:font-weight="normal" officeooo:rsid="0090ac1d" style:font-size-asian="12.25pt" style:font-style-asian="normal" style:font-weight-asian="normal" style:font-size-complex="14pt" style:font-style-complex="normal" style:font-weight-complex="normal"/>
    </style:style>
    <style:style style:name="T34" style:family="text">
      <style:text-properties fo:font-size="14pt" fo:font-style="normal" fo:font-weight="normal" officeooo:rsid="009934b4" style:font-size-asian="12.25pt" style:font-style-asian="normal" style:font-weight-asian="normal" style:font-size-complex="14pt" style:font-style-complex="normal" style:font-weight-complex="normal"/>
    </style:style>
    <style:style style:name="T35" style:family="text">
      <style:text-properties fo:font-size="14pt" fo:font-style="normal" fo:font-weight="normal" officeooo:rsid="009b7a0c" style:font-size-asian="12.25pt" style:font-style-asian="normal" style:font-weight-asian="normal" style:font-size-complex="14pt" style:font-style-complex="normal" style:font-weight-complex="normal"/>
    </style:style>
    <style:style style:name="T36" style:family="text">
      <style:text-properties fo:font-size="14pt" fo:font-style="normal" fo:font-weight="normal" officeooo:rsid="009bae3e" style:font-size-asian="12.25pt" style:font-style-asian="normal" style:font-weight-asian="normal" style:font-size-complex="14pt" style:font-style-complex="normal" style:font-weight-complex="normal"/>
    </style:style>
    <style:style style:name="T37" style:family="text">
      <style:text-properties fo:font-size="14pt" fo:font-style="normal" fo:font-weight="normal" officeooo:rsid="009c91ab" style:font-size-asian="12.25pt" style:font-style-asian="normal" style:font-weight-asian="normal" style:font-size-complex="14pt" style:font-style-complex="normal" style:font-weight-complex="normal"/>
    </style:style>
    <style:style style:name="T38" style:family="text">
      <style:text-properties fo:font-size="14pt" fo:font-style="normal" fo:font-weight="normal" officeooo:rsid="009e53cf" style:font-size-asian="12.25pt" style:font-style-asian="normal" style:font-weight-asian="normal" style:font-size-complex="14pt" style:font-style-complex="normal" style:font-weight-complex="normal"/>
    </style:style>
    <style:style style:name="T39" style:family="text">
      <style:text-properties fo:font-size="14pt" fo:font-style="normal" fo:font-weight="normal" officeooo:rsid="009ff729" style:font-size-asian="12.25pt" style:font-style-asian="normal" style:font-weight-asian="normal" style:font-size-complex="14pt" style:font-style-complex="normal" style:font-weight-complex="normal"/>
    </style:style>
    <style:style style:name="T40" style:family="text">
      <style:text-properties fo:font-size="14pt" fo:font-style="normal" fo:font-weight="normal" officeooo:rsid="00a27618" style:font-size-asian="12.25pt" style:font-style-asian="normal" style:font-weight-asian="normal" style:font-size-complex="14pt" style:font-style-complex="normal" style:font-weight-complex="normal"/>
    </style:style>
    <style:style style:name="T41" style:family="text">
      <style:text-properties fo:font-size="14pt" fo:font-style="normal" fo:font-weight="normal" officeooo:rsid="00a3d04a" style:font-size-asian="12.25pt" style:font-style-asian="normal" style:font-weight-asian="normal" style:font-size-complex="14pt" style:font-style-complex="normal" style:font-weight-complex="normal"/>
    </style:style>
    <style:style style:name="T42" style:family="text">
      <style:text-properties fo:font-size="14pt" fo:font-style="normal" fo:font-weight="normal" officeooo:rsid="00b1224d" style:font-size-asian="12.25pt" style:font-style-asian="normal" style:font-weight-asian="normal" style:font-size-complex="14pt" style:font-style-complex="normal" style:font-weight-complex="normal"/>
    </style:style>
    <style:style style:name="T43" style:family="text">
      <style:text-properties fo:font-size="14pt" fo:font-style="normal" fo:font-weight="normal" officeooo:rsid="00b2fbc7" style:font-size-asian="12.25pt" style:font-style-asian="normal" style:font-weight-asian="normal" style:font-size-complex="14pt" style:font-style-complex="normal" style:font-weight-complex="normal"/>
    </style:style>
    <style:style style:name="T44" style:family="text">
      <style:text-properties fo:font-size="14pt" fo:font-style="normal" fo:font-weight="normal" officeooo:rsid="00b3ba0c" style:font-size-asian="12.25pt" style:font-style-asian="normal" style:font-weight-asian="normal" style:font-size-complex="14pt" style:font-style-complex="normal" style:font-weight-complex="normal"/>
    </style:style>
    <style:style style:name="T45" style:family="text">
      <style:text-properties fo:font-size="14pt" fo:font-style="normal" fo:font-weight="normal" officeooo:rsid="00b59f6e" style:font-size-asian="12.25pt" style:font-style-asian="normal" style:font-weight-asian="normal" style:font-size-complex="14pt" style:font-style-complex="normal" style:font-weight-complex="normal"/>
    </style:style>
    <style:style style:name="T46" style:family="text">
      <style:text-properties fo:font-size="14pt" fo:font-style="normal" fo:font-weight="normal" officeooo:rsid="00bc325c" style:font-size-asian="12.25pt" style:font-style-asian="normal" style:font-weight-asian="normal" style:font-size-complex="14pt" style:font-style-complex="normal" style:font-weight-complex="normal"/>
    </style:style>
    <style:style style:name="T47" style:family="text">
      <style:text-properties fo:font-size="14pt" fo:font-style="normal" fo:font-weight="normal" officeooo:rsid="00bf4dba" style:font-size-asian="12.25pt" style:font-style-asian="normal" style:font-weight-asian="normal" style:font-size-complex="14pt" style:font-style-complex="normal" style:font-weight-complex="normal"/>
    </style:style>
    <style:style style:name="T48" style:family="text">
      <style:text-properties fo:font-size="14pt" fo:font-style="normal" fo:font-weight="normal" officeooo:rsid="00c2e185" style:font-size-asian="12.25pt" style:font-style-asian="normal" style:font-weight-asian="normal" style:font-size-complex="14pt" style:font-style-complex="normal" style:font-weight-complex="normal"/>
    </style:style>
    <style:style style:name="T49" style:family="text">
      <style:text-properties fo:font-size="14pt" fo:font-style="normal" fo:font-weight="normal" officeooo:rsid="00c7916a" style:font-size-asian="12.25pt" style:font-style-asian="normal" style:font-weight-asian="normal" style:font-size-complex="14pt" style:font-style-complex="normal" style:font-weight-complex="normal"/>
    </style:style>
    <style:style style:name="T50" style:family="text">
      <style:text-properties fo:font-size="14pt" fo:font-style="normal" fo:font-weight="normal" officeooo:rsid="00cd95d0" style:font-size-asian="12.25pt" style:font-style-asian="normal" style:font-weight-asian="normal" style:font-size-complex="14pt" style:font-style-complex="normal" style:font-weight-complex="normal"/>
    </style:style>
    <style:style style:name="T51" style:family="text">
      <style:text-properties fo:font-size="14pt" fo:font-style="normal" fo:font-weight="normal" officeooo:rsid="00ce7910" style:font-size-asian="12.25pt" style:font-style-asian="normal" style:font-weight-asian="normal" style:font-size-complex="14pt" style:font-style-complex="normal" style:font-weight-complex="normal"/>
    </style:style>
    <style:style style:name="T52" style:family="text">
      <style:text-properties fo:font-size="14pt" fo:font-style="normal" fo:font-weight="normal" officeooo:rsid="00d48ee7"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d5e62c"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d7bbc3"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d82498"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0dce044" style:font-size-asian="12.25pt" style:font-style-asian="normal" style:font-weight-asian="normal" style:font-size-complex="14pt" style:font-style-complex="normal" style:font-weight-complex="normal"/>
    </style:style>
    <style:style style:name="T57" style:family="text">
      <style:text-properties fo:font-size="14pt" fo:font-style="normal" fo:font-weight="normal" officeooo:rsid="00e194c8" style:font-size-asian="12.25pt" style:font-style-asian="normal" style:font-weight-asian="normal" style:font-size-complex="14pt" style:font-style-complex="normal" style:font-weight-complex="normal"/>
    </style:style>
    <style:style style:name="T58" style:family="text">
      <style:text-properties fo:font-size="14pt" fo:font-style="normal" fo:font-weight="normal" officeooo:rsid="00e1b066" style:font-size-asian="12.25pt" style:font-style-asian="normal" style:font-weight-asian="normal" style:font-size-complex="14pt" style:font-style-complex="normal" style:font-weight-complex="normal"/>
    </style:style>
    <style:style style:name="T59" style:family="text">
      <style:text-properties fo:font-size="14pt" fo:font-style="normal" fo:font-weight="normal" officeooo:rsid="00e26a65" style:font-size-asian="12.25pt" style:font-style-asian="normal" style:font-weight-asian="normal" style:font-size-complex="14pt" style:font-style-complex="normal" style:font-weight-complex="normal"/>
    </style:style>
    <style:style style:name="T60" style:family="text">
      <style:text-properties fo:font-size="14pt" fo:font-style="normal" fo:font-weight="normal" officeooo:rsid="00e418c6"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e4b649"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e523ee"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e586c7" style:font-size-asian="12.25pt" style:font-style-asian="normal" style:font-weight-asian="normal" style:font-size-complex="14pt" style:font-style-complex="normal" style:font-weight-complex="normal"/>
    </style:style>
    <style:style style:name="T64" style:family="text">
      <style:text-properties fo:font-size="14pt" fo:font-style="normal" fo:font-weight="normal" officeooo:rsid="00e6b1fd"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0e7cd74" style:font-size-asian="12.25pt" style:font-style-asian="normal" style:font-weight-asian="normal" style:font-size-complex="14pt" style:font-style-complex="normal" style:font-weight-complex="normal"/>
    </style:style>
    <style:style style:name="T66" style:family="text">
      <style:text-properties fo:font-size="14pt" fo:font-style="normal" fo:font-weight="normal" officeooo:rsid="00e7e011" style:font-size-asian="12.25pt" style:font-style-asian="normal" style:font-weight-asian="normal" style:font-size-complex="14pt" style:font-style-complex="normal" style:font-weight-complex="normal"/>
    </style:style>
    <style:style style:name="T67" style:family="text">
      <style:text-properties fo:font-size="14pt" fo:font-style="normal" fo:font-weight="normal" officeooo:rsid="00e7e26d" style:font-size-asian="12.25pt" style:font-style-asian="normal" style:font-weight-asian="normal" style:font-size-complex="14pt" style:font-style-complex="normal" style:font-weight-complex="normal"/>
    </style:style>
    <style:style style:name="T68" style:family="text">
      <style:text-properties fo:font-size="14pt" fo:font-style="normal" fo:font-weight="normal" officeooo:rsid="00e8f6a3" style:font-size-asian="12.25pt" style:font-style-asian="normal" style:font-weight-asian="normal" style:font-size-complex="14pt" style:font-style-complex="normal" style:font-weight-complex="normal"/>
    </style:style>
    <style:style style:name="T69" style:family="text">
      <style:text-properties fo:font-size="14pt" fo:font-style="normal" fo:font-weight="normal" officeooo:rsid="00ea217b" style:font-size-asian="12.25pt" style:font-style-asian="normal" style:font-weight-asian="normal" style:font-size-complex="14pt" style:font-style-complex="normal" style:font-weight-complex="normal"/>
    </style:style>
    <style:style style:name="T70" style:family="text">
      <style:text-properties fo:font-size="14pt" fo:font-style="normal" fo:font-weight="normal" officeooo:rsid="00ea6a3b" style:font-size-asian="12.25pt" style:font-style-asian="normal" style:font-weight-asian="normal" style:font-size-complex="14pt" style:font-style-complex="normal" style:font-weight-complex="normal"/>
    </style:style>
    <style:style style:name="T71" style:family="text">
      <style:text-properties fo:font-size="14pt" fo:font-style="normal" fo:font-weight="normal" officeooo:rsid="00ebb523" style:font-size-asian="12.25pt" style:font-style-asian="normal" style:font-weight-asian="normal" style:font-size-complex="14pt" style:font-style-complex="normal" style:font-weight-complex="normal"/>
    </style:style>
    <style:style style:name="T72" style:family="text">
      <style:text-properties fo:font-size="14pt" fo:font-style="normal" style:font-size-asian="12.25pt" style:font-style-asian="normal" style:font-size-complex="14pt" style:font-style-complex="normal"/>
    </style:style>
    <style:style style:name="T73" style:family="text">
      <style:text-properties fo:font-size="14pt" fo:font-style="normal" officeooo:rsid="00b79b21" style:font-size-asian="12.25pt" style:font-style-asian="normal" style:font-size-complex="14pt" style:font-style-complex="normal"/>
    </style:style>
    <style:style style:name="T74" style:family="text">
      <style:text-properties fo:font-size="14pt" fo:font-style="normal" officeooo:rsid="00b59f6e" style:font-size-asian="12.25pt" style:font-style-asian="normal" style:font-size-complex="14pt" style:font-style-complex="normal"/>
    </style:style>
    <style:style style:name="T75" style:family="text">
      <style:text-properties fo:font-size="14pt" fo:font-style="normal" officeooo:rsid="00c0c529" style:font-size-asian="12.25pt" style:font-style-asian="normal" style:font-size-complex="14pt" style:font-style-complex="normal"/>
    </style:style>
    <style:style style:name="T76" style:family="text">
      <style:text-properties fo:font-size="14pt" fo:font-style="normal" officeooo:rsid="00c2e185" style:font-size-asian="12.25pt" style:font-style-asian="normal" style:font-size-complex="14pt" style:font-style-complex="normal"/>
    </style:style>
    <style:style style:name="T77" style:family="text">
      <style:text-properties fo:font-size="14pt" fo:font-style="normal" officeooo:rsid="00cb91e5" style:font-size-asian="12.25pt" style:font-style-asian="normal" style:font-size-complex="14pt" style:font-style-complex="normal"/>
    </style:style>
    <style:style style:name="T78" style:family="text">
      <style:text-properties fo:font-size="14pt" fo:font-style="normal" officeooo:rsid="00cbe79e" style:font-size-asian="12.25pt" style:font-style-asian="normal" style:font-size-complex="14pt" style:font-style-complex="normal"/>
    </style:style>
    <style:style style:name="T79" style:family="text">
      <style:text-properties fo:font-size="14pt" fo:font-style="normal" officeooo:rsid="00cd0247" style:font-size-asian="12.25pt" style:font-style-asian="normal" style:font-size-complex="14pt" style:font-style-complex="normal"/>
    </style:style>
    <style:style style:name="T80" style:family="text">
      <style:text-properties fo:font-size="14pt" fo:font-style="normal" officeooo:rsid="00cd0511" style:font-size-asian="12.25pt" style:font-style-asian="normal" style:font-size-complex="14pt" style:font-style-complex="normal"/>
    </style:style>
    <style:style style:name="T81" style:family="text">
      <style:text-properties fo:font-size="14pt" fo:font-style="normal" officeooo:rsid="00cd4da9" style:font-size-asian="12.25pt" style:font-style-asian="normal" style:font-size-complex="14pt" style:font-style-complex="normal"/>
    </style:style>
    <style:style style:name="T82" style:family="text">
      <style:text-properties fo:font-size="14pt" fo:font-style="normal" officeooo:rsid="00d9aa08" style:font-size-asian="12.25pt" style:font-style-asian="normal" style:font-size-complex="14pt" style:font-style-complex="normal"/>
    </style:style>
    <style:style style:name="T83" style:family="text">
      <style:text-properties fo:font-size="14pt" fo:font-style="normal" officeooo:rsid="00d5e62c" style:font-size-asian="12.25pt" style:font-style-asian="normal" style:font-size-complex="14pt" style:font-style-complex="normal"/>
    </style:style>
    <style:style style:name="T84" style:family="text">
      <style:text-properties officeooo:rsid="000a309a"/>
    </style:style>
    <style:style style:name="T85" style:family="text">
      <style:text-properties officeooo:rsid="000a9b98"/>
    </style:style>
    <style:style style:name="T86" style:family="text">
      <style:text-properties officeooo:rsid="00107fd6"/>
    </style:style>
    <style:style style:name="T87" style:family="text">
      <style:text-properties fo:font-weight="normal" officeooo:rsid="0015e86a" style:font-weight-asian="normal" style:font-weight-complex="normal"/>
    </style:style>
    <style:style style:name="T88" style:family="text">
      <style:text-properties fo:font-weight="normal" officeooo:rsid="00171858" style:font-weight-asian="normal" style:font-weight-complex="normal"/>
    </style:style>
    <style:style style:name="T89" style:family="text">
      <style:text-properties fo:font-weight="normal" officeooo:rsid="0018a926" style:font-weight-asian="normal" style:font-weight-complex="normal"/>
    </style:style>
    <style:style style:name="T90" style:family="text">
      <style:text-properties fo:font-weight="normal" officeooo:rsid="001a5991" style:font-weight-asian="normal" style:font-weight-complex="normal"/>
    </style:style>
    <style:style style:name="T91" style:family="text">
      <style:text-properties fo:font-weight="normal" officeooo:rsid="004261be" style:font-weight-asian="normal" style:font-weight-complex="normal"/>
    </style:style>
    <style:style style:name="T92" style:family="text">
      <style:text-properties fo:font-weight="normal" officeooo:rsid="00465904" style:font-weight-asian="normal" style:font-weight-complex="normal"/>
    </style:style>
    <style:style style:name="T93" style:family="text">
      <style:text-properties fo:font-weight="normal" officeooo:rsid="0047b8b3" style:font-weight-asian="normal" style:font-weight-complex="normal"/>
    </style:style>
    <style:style style:name="T94" style:family="text">
      <style:text-properties fo:font-weight="normal" officeooo:rsid="004a4295" style:font-weight-asian="normal" style:font-weight-complex="normal"/>
    </style:style>
    <style:style style:name="T95" style:family="text">
      <style:text-properties fo:font-weight="normal" officeooo:rsid="004d1994" style:font-weight-asian="normal" style:font-weight-complex="normal"/>
    </style:style>
    <style:style style:name="T96" style:family="text">
      <style:text-properties fo:font-weight="normal" officeooo:rsid="004dbbb0" style:font-weight-asian="normal" style:font-weight-complex="normal"/>
    </style:style>
    <style:style style:name="T97" style:family="text">
      <style:text-properties fo:font-weight="normal" officeooo:rsid="004f5d3b" style:font-weight-asian="normal" style:font-weight-complex="normal"/>
    </style:style>
    <style:style style:name="T98" style:family="text">
      <style:text-properties fo:font-weight="normal" officeooo:rsid="004fc409" style:font-weight-asian="normal" style:font-weight-complex="normal"/>
    </style:style>
    <style:style style:name="T99" style:family="text">
      <style:text-properties fo:font-weight="normal" officeooo:rsid="0050a3b8" style:font-weight-asian="normal" style:font-weight-complex="normal"/>
    </style:style>
    <style:style style:name="T100" style:family="text">
      <style:text-properties fo:font-weight="normal" officeooo:rsid="0052782d" style:font-weight-asian="normal" style:font-weight-complex="normal"/>
    </style:style>
    <style:style style:name="T101" style:family="text">
      <style:text-properties fo:font-weight="normal" officeooo:rsid="00538db8" style:font-weight-asian="normal" style:font-weight-complex="normal"/>
    </style:style>
    <style:style style:name="T102" style:family="text">
      <style:text-properties fo:font-weight="normal" officeooo:rsid="00552a19" style:font-weight-asian="normal" style:font-weight-complex="normal"/>
    </style:style>
    <style:style style:name="T103" style:family="text">
      <style:text-properties fo:font-weight="normal" officeooo:rsid="00562c75" style:font-weight-asian="normal" style:font-weight-complex="normal"/>
    </style:style>
    <style:style style:name="T104" style:family="text">
      <style:text-properties fo:font-weight="normal" officeooo:rsid="005973f3" style:font-weight-asian="normal" style:font-weight-complex="normal"/>
    </style:style>
    <style:style style:name="T105" style:family="text">
      <style:text-properties fo:font-weight="normal" officeooo:rsid="005ed490" style:font-weight-asian="normal" style:font-weight-complex="normal"/>
    </style:style>
    <style:style style:name="T106" style:family="text">
      <style:text-properties fo:font-weight="normal" officeooo:rsid="00a7fff6" style:font-weight-asian="normal" style:font-weight-complex="normal"/>
    </style:style>
    <style:style style:name="T107" style:family="text">
      <style:text-properties fo:font-weight="normal" officeooo:rsid="00a85117" style:font-weight-asian="normal" style:font-weight-complex="normal"/>
    </style:style>
    <style:style style:name="T108" style:family="text">
      <style:text-properties fo:font-weight="normal" officeooo:rsid="00a898f6" style:font-weight-asian="normal" style:font-weight-complex="normal"/>
    </style:style>
    <style:style style:name="T109" style:family="text">
      <style:text-properties fo:font-weight="normal" officeooo:rsid="00ac5a3a" style:font-weight-asian="normal" style:font-weight-complex="normal"/>
    </style:style>
    <style:style style:name="T110" style:family="text">
      <style:text-properties fo:font-weight="normal" officeooo:rsid="00ae98d2" style:font-weight-asian="normal" style:font-weight-complex="normal"/>
    </style:style>
    <style:style style:name="T111" style:family="text">
      <style:text-properties officeooo:rsid="001a5991"/>
    </style:style>
    <style:style style:name="T112" style:family="text">
      <style:text-properties officeooo:rsid="00216b87"/>
    </style:style>
    <style:style style:name="T113" style:family="text">
      <style:text-properties officeooo:rsid="00248821"/>
    </style:style>
    <style:style style:name="T114" style:family="text">
      <style:text-properties officeooo:rsid="0028a25b"/>
    </style:style>
    <style:style style:name="T115" style:family="text">
      <style:text-properties officeooo:rsid="002a9125"/>
    </style:style>
    <style:style style:name="T116" style:family="text">
      <style:text-properties officeooo:rsid="002bf6ac"/>
    </style:style>
    <style:style style:name="T117" style:family="text">
      <style:text-properties officeooo:rsid="0036dda3"/>
    </style:style>
    <style:style style:name="T118" style:family="text">
      <style:text-properties officeooo:rsid="0038f18f"/>
    </style:style>
    <style:style style:name="T119" style:family="text">
      <style:text-properties officeooo:rsid="003c3128"/>
    </style:style>
    <style:style style:name="T120" style:family="text">
      <style:text-properties fo:font-style="italic" fo:font-weight="normal" officeooo:rsid="004a4295" style:font-style-asian="italic" style:font-weight-asian="normal" style:font-style-complex="italic" style:font-weight-complex="normal"/>
    </style:style>
    <style:style style:name="T121" style:family="text">
      <style:text-properties officeooo:rsid="0061f9ac"/>
    </style:style>
    <style:style style:name="T122" style:family="text">
      <style:text-properties officeooo:rsid="00a3d04a"/>
    </style:style>
    <style:style style:name="T123" style:family="text">
      <style:text-properties officeooo:rsid="00465904"/>
    </style:style>
    <style:style style:name="T124" style:family="text">
      <style:text-properties officeooo:rsid="00a5a1e1"/>
    </style:style>
    <style:style style:name="T125" style:family="text">
      <style:text-properties fo:font-size="12pt" fo:font-style="italic" officeooo:rsid="00b02370" style:font-size-asian="12pt" style:font-style-asian="italic" style:font-size-complex="12pt" style:font-style-complex="italic"/>
    </style:style>
    <style:style style:name="T126" style:family="text">
      <style:text-properties officeooo:rsid="00b3ba0c"/>
    </style:style>
    <style:style style:name="T127" style:family="text">
      <style:text-properties officeooo:rsid="00f44722"/>
    </style:style>
    <style:style style:name="T128" style:family="text">
      <style:text-properties officeooo:rsid="00f819cf"/>
    </style:style>
    <style:style style:name="T129" style:family="text">
      <style:text-properties officeooo:rsid="00f9ce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Universidade Federal de São Carlos</text:p>
      <text:p text:style-name="P4"><text:span text:style-name="T1">Disciplina de </text:span><text:span text:style-name="T2">Inteligência Artificial</text:span></text:p>
      <text:p text:style-name="P25"><text:span text:style-name="T2">T</text:span><text:span text:style-name="T1">rabalho 1</text:span></text:p>
      <text:p text:style-name="P24"/>
      <text:p text:style-name="P24"/>
      <text:p text:style-name="P24"/>
      <text:p text:style-name="P24"/>
      <text:p text:style-name="P24"/>
      <text:p text:style-name="P24"/>
      <text:p text:style-name="P24"/>
      <text:p text:style-name="P24"/>
      <text:p text:style-name="P2"/>
      <text:p text:style-name="P3">Resolução de problema por busca: “mundo do aspirador de pó”</text:p>
      <text:p text:style-name="P2"/>
      <text:p text:style-name="P2"/>
      <text:p text:style-name="P2"/>
      <text:p text:style-name="P2"/>
      <text:p text:style-name="P2"/>
      <text:p text:style-name="P5"/>
      <text:p text:style-name="P5"/>
      <text:p text:style-name="P5"/>
      <text:p text:style-name="P5"/>
      <text:p text:style-name="P5">Wilton Vicente Gonçalves da Cruz RA:586889</text:p>
      <text:p text:style-name="P6">Inteligência Artificial</text:p>
      <text:p text:style-name="P4"><text:span text:style-name="T4">2</text:span><text:span text:style-name="T3">º semestre de 2016</text:span></text:p>
      <text:p text:style-name="P5">Ciência da Computação</text:p>
      <text:p text:style-name="P1"/>
      <text:p text:style-name="P1"/>
      <text:p text:style-name="P1"/>
      <text:p text:style-name="P1"/>
      <text:p text:style-name="P74"/>
      <text:p text:style-name="P26"/>
      <text:p text:style-name="P26"><text:soft-page-break/>1. Introdução</text:p>
      <text:p text:style-name="P26"/>
      <text:p text:style-name="P7"><text:tab/>Na Inteligência Artificial, uma das formas de se resolver um determinado problema é através de mecanismos de busca. Assim, dado um determinado problema, deve-se modelá-lo de forma a se explicitar informações como a representação de seus estados mediante à aplicação de determinados operadores, custos associados à aplicação destas operações, estado inicial e o estado objetivo para a resolução do problema. </text:p>
      <text:p text:style-name="P7"><text:tab/><text:span text:style-name="T84">Após a modelagem do problema, deve-se aplicar uma busca sobre o espaço de estados do problema modelado. As estratégias de busca, porém, podem ser divididas em dois grandes grupos: busca desinformada e busca informada. A principal diferença entre os algoritmos integrantes destas duas categorias está no critério utilizado para a seleção do próximo nó a ser expandido. Basicamente, em algoritmos de busca desinformada, como busca em largura e busca em profundidade, não se tem informações adicionais sobre o problema, prevalecendo a ordem dos nós como critério para expansão. Já em algoritmos de busca informada, como o “greedy” e o “A*”, têm-se informações prévias sobre o problema representadas através de heurísticas. </text:span></text:p>
      <text:p text:style-name="P7"><text:tab/><text:span text:style-name="T85">Neste trabalho, será apresentada um possível resolução para um determinado problema proposto. Será apresentada uma possível modelagem para o mesmo, bem como os resultados obtidos a partir da aplicação de algoritmos de busca informada e desinformada sobre o espaço de estados do problem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7">2. Desenvolvimento</text:p>
      <text:p text:style-name="P27"/>
      <text:p text:style-name="P14">2.1 Definição do problema</text:p>
      <text:p text:style-name="P14"/>
      <text:p text:style-name="P9"><text:tab/>O problema proposto, chamado de “Mundo do aspirador de pó”, <text:span text:style-name="T86">consiste em um cenário representado por uma grade de dimensão 2x2. No início da resolução do problema o aspirador deve estar em algumas destas posições. As quatro posições podem ou não ter sujeira. O aspirador pode se mover ou aspirar a sujeira. Espera-se como resultado final a grade com todas as posições sem sujeira. Abaixo, uma definição mais precisa dos operadores e custos associados ao problema.</text:span></text:p>
      <text:p text:style-name="P9"/>
      <text:p text:style-name="P19">“Mundo do Aspirador de Pó - Um cenário é representado por uma grade de 2X2, sendo que cada quadrado pode ter ou não sujeira. Um aspirador de pó pode aspirar sujeira ou se mover nesse cenário, com os seguintes operadores: 1) aspirar sujeira do quadrado em que se encontra; 2) mover para o quadrado da direita; 3) mover para o quadrado de baixo; 4) mover para o quadrado da esquerda; 5) mover para o quadrado de cima. Esses operadores têm custos diferentes que são: aspirar a sujeira - custo 2; andar para a esquerda ou para a direita - custo 1; andar para cima ou para baixo - custo 3. Encontre a sequência de movimentos para chegar a um estado onde todos os quadrados estão limpos, a partir de uma situação inicial com pelo menos 2 quadrados sujos.”</text:p>
      <text:p text:style-name="P19"/>
      <text:p text:style-name="P20">2.2 Modelagem <text:span text:style-name="T119">conceitual </text:span>do problema</text:p>
      <text:p text:style-name="P20"/>
      <text:p text:style-name="P20"><text:tab/><text:span text:style-name="T87">Basicamente um problema deve ser modelado de tal forma que fiquem explícitas informações como representação do estados, ações que podem ser tomadas na transição de um estado a outro, estado inicial, estado final e custos associados à tomada de ações. </text:span></text:p>
      <text:p text:style-name="P20"><text:span text:style-name="T88"><text:tab/>Antes da apresentação da modelagem feita para o problema do aspirador de pó, <text:s text:c="2"/>foi definida uma convenção para o cenário. Assim, o cenário será representado por uma grade de 4 posições, onde cada posição é associada à uma localização de coordenadas X e Y. </text:span><text:span text:style-name="T89">Abaixo, a relação entre a posição na grade e o ponto ao qual está associada.</text:span></text:p>
      <text:p text:style-name="P21"/>
      <table:table table:name="Table1" table:style-name="Table1">
        <table:table-column table:style-name="Table1.A"/>
        <table:table-column table:style-name="Table1.B"/>
        <table:table-row>
          <table:table-cell table:style-name="Table1.A1" office:value-type="string">
            <text:p text:style-name="P33"><text:s text:c="2"/>M3</text:p>
            <text:p text:style-name="P31"><text:s text:c="4"/><text:span text:style-name="T111">(2,1)</text:span></text:p>
            <text:p text:style-name="P31"/>
          </table:table-cell>
          <table:table-cell table:style-name="Table1.B1" office:value-type="string">
            <text:p text:style-name="P34">M4</text:p>
            <text:p text:style-name="P32">(2,2)</text:p>
          </table:table-cell>
        </table:table-row>
        <table:table-row>
          <table:table-cell table:style-name="Table1.A2" office:value-type="string">
            <text:p text:style-name="P33">M1</text:p>
            <text:p text:style-name="P32">(1,1)</text:p>
            <text:p text:style-name="P31"/>
          </table:table-cell>
          <table:table-cell table:style-name="Table1.B2" office:value-type="string">
            <text:p text:style-name="P33">M2</text:p>
            <text:p text:style-name="P32">(1,2)</text:p>
          </table:table-cell>
        </table:table-row>
      </table:table>
      <text:p text:style-name="P21"/>
      <text:p text:style-name="P20"><text:soft-page-break/><text:span text:style-name="T89"><text:tab/><text:tab/><text:tab/></text:span><text:span text:style-name="T111">Figura 1.</text:span><text:span text:style-name="T90"> Cenário do “Mundo do aspirador de pó”</text:span></text:p>
      <text:p text:style-name="P22"/>
      <text:p text:style-name="P8"><text:tab/><text:span text:style-name="T112">A representação dos estados foi definida como uma tupla de seis posições. As quatro primeiras posições indicam se há (valor 1) ou não (valor 0) sujeira nas posições M1, M2, M3 e M4, respectivamente. As duas últimas posições da tupla indicam a posição em que o aspirador se encontra, X e Y, respectivamente. </text:span></text:p>
      <text:p text:style-name="P8"><text:tab/><text:span text:style-name="T113">Para a definição do estado inicial, levou-se em conta a especificação do problema. Assim, o estado inicial é qualquer combinação de tal forma que ao menos duas posições da grade estejam sujas. Entre os operadores possíveis, estão cinco possibilidades. São elas: aspirar sujeira de uma determinada posição, mover aspirador para esquerda, direita, para cima e para baixo. Os custos associados à tomada de ações a partir dos operadores definidos são: aspirar sujeira, custo 2; mover aspirador para direita ou esquerda, custo 1 e movimento para cima ou para baixo, custo 3. </text:span></text:p>
      <text:p text:style-name="P8"><text:tab/><text:span text:style-name="T114">Por fim, o estado final, ou seja, o estado objetivo a ser alcançado no processo de busca, consiste em uma combinação de tal forma que as posições de M1 a M4 estejam limpas, ou seja, como valor zero, independente de posição do aspirador. No quadro abaixo, um resumo da modelagem feita.</text:span></text:p>
      <text:p text:style-name="P8"/>
      <table:table table:name="Table2" table:style-name="Table2">
        <table:table-column table:style-name="Table2.A"/>
        <table:table-column table:style-name="Table2.B"/>
        <table:table-row>
          <table:table-cell table:style-name="Table2.A1" office:value-type="string">
            <text:p text:style-name="P35">Estados</text:p>
          </table:table-cell>
          <table:table-cell table:style-name="Table2.B1" office:value-type="string">
            <text:p text:style-name="P40">Um estado é representado por uma tupla de seis posições. M1 a M4 representam se há (valor 1) ou não (valor 0) sujeira em uma dada posição da grade com coordenadas X e Y, conforme conve<text:span text:style-name="T116">n</text:span>ção acima. <text:span text:style-name="T115">Assim, um estado E tem a forma: E = (M1,M2,M3,M4,X,Y)</text:span></text:p>
          </table:table-cell>
        </table:table-row>
        <table:table-row>
          <table:table-cell table:style-name="Table2.A2" office:value-type="string">
            <text:p text:style-name="P36">Estado inicial</text:p>
          </table:table-cell>
          <table:table-cell table:style-name="Table2.B2" office:value-type="string">
            <text:p text:style-name="P41">Qualquer estado com a restrição de que ao menos duas posições da grade estejam com sujeira. Exemplo: I = (1,1,0,0,1,1)</text:p>
          </table:table-cell>
        </table:table-row>
        <table:table-row>
          <table:table-cell table:style-name="Table2.A2" office:value-type="string">
            <text:p text:style-name="P37">Operadores</text:p>
          </table:table-cell>
          <table:table-cell table:style-name="Table2.B2" office:value-type="string">
            <text:p text:style-name="P42">1) aspirar sujeira; 2) mover para esquerda; 3) mover para direita; 4) mover para cima; 5) mover para baixo</text:p>
          </table:table-cell>
        </table:table-row>
        <table:table-row>
          <table:table-cell table:style-name="Table2.A2" office:value-type="string">
            <text:p text:style-name="P38">Estado final</text:p>
          </table:table-cell>
          <table:table-cell table:style-name="Table2.B2" office:value-type="string">
            <text:p text:style-name="P43">Qualquer combinação d<text:span text:style-name="T117">e tal forma que o estado contenha todas posições de M1 a M4 limpas, ou seja, com valor zero. Exemplo: F = (0,0,0,0,1,2)</text:span></text:p>
          </table:table-cell>
        </table:table-row>
        <table:table-row>
          <table:table-cell table:style-name="Table2.A2" office:value-type="string">
            <text:p text:style-name="P39">Custo <text:span text:style-name="T118">do caminho</text:span></text:p>
          </table:table-cell>
          <table:table-cell table:style-name="Table2.B2" office:value-type="string">
            <text:p text:style-name="P44">1) aspirar sujeira – custo 2</text:p>
            <text:p text:style-name="P44">2) e 3) mover esquerda e direita – custo 1</text:p>
            <text:p text:style-name="P44">4) e 5) mover cima e baixo – custo 3</text:p>
          </table:table-cell>
        </table:table-row>
      </table:table>
      <text:p text:style-name="P8"/>
      <text:p text:style-name="P15">2.3 Modelagem do problema em linguagem R</text:p>
      <text:p text:style-name="P15"/>
      <text:p text:style-name="P16"><text:tab/><text:span text:style-name="T91"> </text:span><text:span text:style-name="T92">Um estado como definido acima, foi implementado em <text:s/></text:span><text:span text:style-name="T93">linguagem R através do uso de uma estrutura de dados de vetor. Assim, um estado é um vetor de valores inteiros , conforme especificação conceitual mostrada acima. Abaixo, um exemplo de um estado “E” cujos valores são M1=1, M2=0,M3=1,M4=0,X=1,Y=2.</text:span></text:p>
      <text:p text:style-name="P10"/>
      <text:p text:style-name="P17"><text:span text:style-name="T92"><text:s/><text:tab/><text:tab/><text:tab/></text:span><text:span text:style-name="T120">E ← <text:s text:c="2"/>c(1,0,1,0,1,2)</text:span></text:p>
      <text:p text:style-name="P11"><text:tab/></text:p>
      <text:p text:style-name="P18"><text:soft-page-break/><text:span text:style-name="T94"><text:tab/></text:span><text:span text:style-name="T95">Utilizando-se do sistema S3 para definição de classes, criou-se uma classe “AspiradorDePo”. Assim, consegue-se instanciar um objeto do tipo “AspiradorDePo”, objeto este que contém o estado em que encontra, objeto que o gerou, caso exista, valor de custo “g”, valor de heurística “h” </text:span><text:span text:style-name="T96">e valor “f” relativo aos dois valores de custo anteriores. </text:span><text:span text:style-name="T97">Além disso, esta classe oferece métodos para a geração de objetos filhos de um dado objeto “AspiradorDePo”, </text:span><text:span text:style-name="T98">método para cálculo de heurística de um objeto (será explicado mais adiante), método para comparação de estados, além de um método para impressão no terminal dos atributos de um dado objeto. </text:span><text:span text:style-name="T99">No processo de busca, os nós da árvores de busca serão objetos do tipo “AspiradorDePo”, de forma que se tenha não apenas <text:s/>o estado, mas também seu nó pai e valores de custo associados àquele nó. </text:span></text:p>
      <text:p text:style-name="P18"><text:span text:style-name="T99"><text:tab/></text:span><text:span text:style-name="T100">No método de comparação de estados da classe “AspiradorDePo” considerou-se que dois estado são iguais se os valores referentes à existência de sujeira em uma dada posição são iguais. Desprezou-se os dois valores referentes às coordenadas de localização do aspirador de pó, visto que para obtenção do estado objetivo basta que todas as posições estejam limpas, independentemente da localização do aspirador de pó. Assim, dois estados E </text:span><text:span text:style-name="T102">= (A1,B1,C1,D1,E1,</text:span><text:span text:style-name="T103">F1)</text:span><text:span text:style-name="T100"> e </text:span><text:span text:style-name="T103">F = (A2,B2,C2,D2,E2,F2)</text:span><text:span text:style-name="T100"> são iguais se</text:span><text:span text:style-name="T101">:</text:span></text:p>
      <text:p text:style-name="P18"><text:span text:style-name="T101"><text:tab/><text:tab/></text:span><text:span text:style-name="T103">A1=A2 e <text:s/>B1=B2 e C1=C2 e D1=D2 </text:span></text:p>
      <text:p text:style-name="P12"><text:tab/></text:p>
      <text:p text:style-name="P18"><text:span text:style-name="T104"><text:tab/>Abaixo o código em R da sobrecarga do operador “==” para a comparação de estados. </text:span><text:span text:style-name="T105">Para acesso ao estado de um dado objeto “AspiradorDePo” “obj”, acessa-se o campo “desc” com a sintaxe obj$desc.</text:span></text:p>
      <text:p text:style-name="P13"/>
      <text:p text:style-name="P28">## Sobrecarregando o operador "==" para comparação entre estados</text:p>
      <text:p text:style-name="P28">Ops.AspiradorDePo = function(obj1,obj2){</text:p>
      <text:p text:style-name="P28"><text:tab/> <text:s/>if(.Generic == "=="){</text:p>
      <text:p text:style-name="P28"><text:s text:c="2"/><text:tab/><text:tab/> <text:s/>return(all(obj1$desc[1:4] == obj2$desc[1:4]))</text:p>
      <text:p text:style-name="P28"><text:s/><text:tab/> }</text:p>
      <text:p text:style-name="P28">}</text:p>
      <text:p text:style-name="P28"/>
      <text:p text:style-name="P28"><text:tab/><text:span text:style-name="T6">Outro método implementado foi o “geraFilhos”. Sua função é gerar os filhos de um dado nó (objeto “AspiradorDePo”) através da aplicação dos operadores definidos na modelagem do problema. </text:span><text:span text:style-name="T7">Seu código está abaixo.</text:span></text:p>
      <text:p text:style-name="P23"/>
      <text:p text:style-name="P30">#Metodo para gerar filhos de um dado no</text:p>
      <text:p text:style-name="P30">geraFilhos.AspiradorDePo &lt;- function(obj) {</text:p>
      <text:p text:style-name="P30"><text:s text:c="2"/></text:p>
      <text:p text:style-name="P30"><text:s text:c="2"/>#Um estado e representado : (M1,M2,M3,M4,X,Y) =&gt; Mi = 1, posicao suja, Mi=0, limpa</text:p>
      <text:p text:style-name="P30"><text:s text:c="2"/># <text:s text:c="42"/>=&gt; X,Y , posicao atual do aspirador</text:p>
      <text:p text:style-name="P30"><text:s text:c="2"/></text:p>
      <text:p text:style-name="P30"><text:s text:c="2"/>filhosDesc &lt;- list() #lista de filhos inclusive incompativeis</text:p>
      <text:p text:style-name="P30"><text:s text:c="2"/>filhos &lt;- list() # lista de filhos sem incompativeis</text:p>
      <text:p text:style-name="P30"><text:s text:c="2"/></text:p>
      <text:p text:style-name="P30"><text:s text:c="2"/>desc &lt;- obj$desc #desc recebe estado a ter filhos gerados</text:p>
      <text:p text:style-name="P30"><text:s text:c="2"/></text:p>
      <text:p text:style-name="P30"><text:soft-page-break/><text:s text:c="2"/>#operadores</text:p>
      <text:p text:style-name="P30"><text:s text:c="2"/></text:p>
      <text:p text:style-name="P30"><text:s text:c="2"/>#Caso aspirador em (1,1)</text:p>
      <text:p text:style-name="P30"><text:s text:c="2"/>if(desc[5]==1 &amp;&amp; desc[6]==1){</text:p>
      <text:p text:style-name="P30"><text:s text:c="6"/>operadores &lt;- list(c(-1,0,0,0,0,0), c(0,0,0,0,-1,0), c(0,0,0,0,1,0), c(0,0,0,0,0,-1), c(0,0,0,0,0,1))</text:p>
      <text:p text:style-name="P30"><text:s text:c="6"/>#custo aplicacao dos operadores</text:p>
      <text:p text:style-name="P30"><text:s text:c="6"/>custo &lt;- c(2,1,1,3,3)</text:p>
      <text:p text:style-name="P30"><text:s text:c="6"/></text:p>
      <text:p text:style-name="P30"><text:s text:c="2"/>#Caso operador em (1,2)</text:p>
      <text:p text:style-name="P30"><text:s text:c="2"/>}else if(desc[5]==1 &amp;&amp; desc[6]==2){</text:p>
      <text:p text:style-name="P30"><text:s text:c="4"/>operadores &lt;- list(c(0,-1,0,0,0,0), c(0,0,0,0,-1,0), c(0,0,0,0,1,0), c(0,0,0,0,0,-1), c(0,0,0,0,0,1))</text:p>
      <text:p text:style-name="P30"><text:s text:c="4"/>#custo aplicacao dos operadores</text:p>
      <text:p text:style-name="P30"><text:s text:c="4"/>custo &lt;- c(2,1,1,3,3)</text:p>
      <text:p text:style-name="P30"><text:s text:c="4"/></text:p>
      <text:p text:style-name="P30"><text:s text:c="4"/>}#Caso operado em (2,1)</text:p>
      <text:p text:style-name="P30"><text:s text:c="2"/>else if(desc[5]==2 &amp;&amp; desc[6]==1){</text:p>
      <text:p text:style-name="P30"><text:s text:c="4"/>operadores &lt;- list(c(0,0,-1,0,0,0), c(0,0,0,0,-1,0), c(0,0,0,0,1,0), c(0,0,0,0,0,-1), c(0,0,0,0,0,1))</text:p>
      <text:p text:style-name="P30"><text:s text:c="4"/>#custo aplicacao dos operadores</text:p>
      <text:p text:style-name="P30"><text:s text:c="4"/>custo &lt;- c(2,1,1,3,3)</text:p>
      <text:p text:style-name="P30"><text:s text:c="4"/></text:p>
      <text:p text:style-name="P30"><text:s text:c="3"/>}#Caso operador em (2,2)</text:p>
      <text:p text:style-name="P30"><text:s text:c="2"/>else if(desc[5]==2 &amp;&amp; desc[6]==2){</text:p>
      <text:p text:style-name="P30"><text:s text:c="4"/>operadores &lt;- list(c(0,0,0,-1,0,0), c(0,0,0,0,-1,0), c(0,0,0,0,1,0), c(0,0,0,0,0,-1), c(0,0,0,0,0,1))</text:p>
      <text:p text:style-name="P30"><text:s text:c="4"/>#custo aplicacao dos operadores</text:p>
      <text:p text:style-name="P30"><text:s text:c="4"/>custo &lt;- c(2,1,1,3,3)</text:p>
      <text:p text:style-name="P30"><text:s text:c="4"/></text:p>
      <text:p text:style-name="P30"><text:s text:c="2"/>}</text:p>
      <text:p text:style-name="P30"><text:s text:c="2"/></text:p>
      <text:p text:style-name="P30"><text:s text:c="2"/>#geracao de filhos inclusive com incompativeis</text:p>
      <text:p text:style-name="P30"><text:s text:c="2"/>filhosDesc &lt;- lapply(operadores, function(op) desc+op)</text:p>
      <text:p text:style-name="P30"><text:s text:c="2"/></text:p>
      <text:p text:style-name="P30"><text:s text:c="2"/>#remocao de estados incompativeis =&gt; quando alguma posicao de celula for &lt;0 OU quando posicao X,Y for fora dos limites 2 X 2</text:p>
      <text:p text:style-name="P30"><text:s text:c="2"/>incompativeis &lt;- sapply(1:length(filhosDesc),</text:p>
      <text:p text:style-name="P30"><text:s text:c="26"/>function(i){</text:p>
      <text:p text:style-name="P30"><text:s text:c="28"/>fDesc = filhosDesc[[i]] #pega estado</text:p>
      <text:p text:style-name="P30"><text:s text:c="28"/></text:p>
      <text:p text:style-name="P30"><text:s text:c="28"/>retorno &lt;- 0</text:p>
      <text:p text:style-name="P30"><text:s text:c="28"/></text:p>
      <text:p text:style-name="P30"><text:s text:c="28"/>#verifica se posicao celula negativa</text:p>
      <text:p text:style-name="P30"><text:s text:c="28"/>for(k in 1:4){</text:p>
      <text:p text:style-name="P29"><text:span text:style-name="T121"><text:s text:c="21"/></text:span><text:s text:c="9"/>if(fDesc[k]&lt;0){</text:p>
      <text:p text:style-name="P29"><text:s text:c="32"/>retorno &lt;- i</text:p>
      <text:p text:style-name="P29"><text:s text:c="30"/>}</text:p>
      <text:p text:style-name="P29"><text:s text:c="28"/>}</text:p>
      <text:p text:style-name="P29"><text:s text:c="28"/></text:p>
      <text:p text:style-name="P29"><text:s text:c="28"/>#verifica limites de posicao em grid 2X2</text:p>
      <text:p text:style-name="P29"><text:s text:c="28"/>if(fDesc[5]&lt;1 || fDesc[5]&gt;2 || fDesc[6]&lt;1 || fDesc[6]&gt;2){</text:p>
      <text:p text:style-name="P29"><text:s text:c="30"/>retorno &lt;- i</text:p>
      <text:p text:style-name="P29"><text:s text:c="28"/>}</text:p>
      <text:p text:style-name="P29"><text:soft-page-break/><text:s text:c="28"/></text:p>
      <text:p text:style-name="P29"><text:s text:c="28"/>return(retorno)</text:p>
      <text:p text:style-name="P29"><text:s text:c="28"/></text:p>
      <text:p text:style-name="P29"><text:s text:c="28"/></text:p>
      <text:p text:style-name="P29"><text:s text:c="26"/>}) #fim sapply</text:p>
      <text:p text:style-name="P29"><text:s text:c="2"/></text:p>
      <text:p text:style-name="P29"><text:s text:c="4"/>#Manter no vetor incompativeis apenas indices dos incompativeis =&gt; != 0</text:p>
      <text:p text:style-name="P29"><text:s text:c="4"/>incompativeis &lt;- incompativeis[incompativeis!=0]</text:p>
      <text:p text:style-name="P29"><text:s text:c="4"/></text:p>
      <text:p text:style-name="P29"><text:s text:c="4"/>#Colocar no vetor FilhosDesc apenas filhos compativeis</text:p>
      <text:p text:style-name="P29"><text:s text:c="4"/>filhosDesc &lt;- filhosDesc[-incompativeis]</text:p>
      <text:p text:style-name="P29"><text:s text:c="4"/>custo &lt;- custo[-incompativeis]</text:p>
      <text:p text:style-name="P29"><text:s text:c="4"/></text:p>
      <text:p text:style-name="P29"><text:s text:c="4"/>#Geracao de objetos AspiradorDePo para filhos</text:p>
      <text:p text:style-name="P29"><text:s text:c="4"/>i &lt;- 1 #contador</text:p>
      <text:p text:style-name="P29"><text:s text:c="4"/>for(filhoDesc in filhosDesc){</text:p>
      <text:p text:style-name="P29"><text:s text:c="6"/>filho &lt;- AspiradorDePo(desc=filhoDesc,pai=obj)</text:p>
      <text:p text:style-name="P29"><text:s text:c="6"/>filho$h &lt;- heuristica(filho)</text:p>
      <text:p text:style-name="P29"><text:s text:c="6"/>filho$g &lt;- obj$g + custo[i] #pega custo gasto na geracao deste estado filho</text:p>
      <text:p text:style-name="P29"><text:s text:c="6"/>i &lt;- i + 1</text:p>
      <text:p text:style-name="P29"><text:s text:c="6"/>filhos &lt;- c(filhos, list(filho))</text:p>
      <text:p text:style-name="P29"><text:s text:c="4"/>}</text:p>
      <text:p text:style-name="P29"><text:s text:c="4"/></text:p>
      <text:p text:style-name="P29"><text:s text:c="2"/></text:p>
      <text:p text:style-name="P29"><text:s text:c="4"/>return(filhos)</text:p>
      <text:p text:style-name="P29"/>
      <text:p text:style-name="P29">}</text:p>
      <text:p text:style-name="P29"/>
      <text:p text:style-name="P47"><text:tab/><text:span text:style-name="T8">A lista “filhosDesc” será utilizada para armazenar todos os estados gerados a partir da aplicação dos operadores a serem definidos, inclusive estados incompatíveis com a definição do problema. </text:span><text:span text:style-name="T9">A lista “filhos”, por sua vez, conterá apenas <text:s/></text:span><text:span text:style-name="T29">nós (objetos AspiradorDePo) cujos estados sejam</text:span><text:span text:style-name="T9"> compatíveis e ela é que será o retorno deste método. </text:span><text:span text:style-name="T10">Posteriormente, foram definidos os operadores a serem aplicados sobre o estado passado como parâmetro no método. </text:span><text:span text:style-name="T13">Um operador foi definido como um vetor de seis posições</text:span><text:span text:style-name="T10">. </text:span><text:span text:style-name="T14">Na quatro primeiras posições deste vetor estão as ações referentes à aspirar sujeira em uma dada posição. Para aspirar sujeira, o valor -1 foi definido. </text:span><text:span text:style-name="T15">Para os operadores de movimento, considerando que as duas últimas posições deste vetor de operação sejam as coordenadas X e Y, foi definido que caso o movimento seja para direita, o valor de X é incrementado em uma unidade, para esquerda decrementado em uma unidade, para cima o valor de Y é aumentado em uma unidade e para baixo é diminuído em uma unidade. </text:span><text:span text:style-name="T17">Desta forma, a aplicação de um operador sobre um estado corresponde a soma entre os vetores destas duas entidades.</text:span></text:p>
      <text:p text:style-name="P47"><text:span text:style-name="T15"><text:tab/></text:span><text:span text:style-name="T16">Uma questão foi considerada. </text:span><text:span text:style-name="T11">Supondo um estado no qual a posição (1,1) esteja suja, o operador referente a aspirar sujeira só pode aspirar sujeira nesta posição. Em virtude disto, foram construídas estruturas condicionais de forma a ser garantir que uma posição da grade só seja aspirada caso o aspirador esteja nesta posição. Os </text:span><text:soft-page-break/><text:span text:style-name="T11">operadores de movimento, por sua vez, podem ser aplicados em qualquer posição da grade.</text:span><text:span text:style-name="T12">Assim, a lista “operadores” guarda os operadores possíveis (inclusive incompatíveis) para uma dada posição do cenário.</text:span></text:p>
      <text:p text:style-name="P46"><text:span text:style-name="T12"><text:tab/></text:span><text:span text:style-name="T11"> Porém, tanto na aplicação do operador de aspirar sujeira quanto no de movimentos, estados incompatíveis podem ser gerados. </text:span><text:span text:style-name="T18">Por exemplo, supondo que na posição (1,1) não exista sujeira, o vetor que representa seu estado seria (0,?,?,?,1,1). O operador para aspirar sujeira nesta posição seria (-1,0,0,0,0,0). Aplicando este operador sobre este estado, ou seja, somando-os, o vetor resultante seria (-1,?,?,?,1,1). <text:s/></text:span></text:p>
      <text:p text:style-name="P48"><text:span text:style-name="T18">P</text:span><text:span text:style-name="T5">ercebe-se uma inconsistência, visto que nas posições do vetor relativas a ter ou não sujeira em uma dada posição os valores possíveis são 0 ou 1. </text:span><text:span text:style-name="T19">Outra inconsistência, seria na extrapolação dos limites da grade definida como cenário. </text:span><text:span text:style-name="T20">Supondo a posição (1,2), um possível vetor de estado para esta posição seria (?,?,?,?,1,2). Um operador de deslocamento para </text:span><text:span text:style-name="T22">direita</text:span><text:span text:style-name="T20"> seria (0,0,0,0,</text:span><text:span text:style-name="T24">0</text:span><text:span text:style-name="T20">,</text:span><text:span text:style-name="T24">1</text:span><text:span text:style-name="T20">). </text:span><text:span text:style-name="T21">Aplicando </text:span><text:span text:style-name="T23">este operador ao estado acima o vetor estado resultante seria (?,?,?,?,0,</text:span><text:span text:style-name="T25">3</text:span><text:span text:style-name="T23">). </text:span><text:span text:style-name="T26">Como os limites da grade, considerando as definições dadas acima, </text:span><text:span text:style-name="T27">são 2 &lt;= X &lt;= 1 e 2 &lt;= Y &lt;= 1, o valor referente à coordenada Y extrapolou os limites definidos. Desta forma, o estado resultante é inconsistente. </text:span></text:p>
      <text:p text:style-name="P48"><text:span text:style-name="T27"><text:tab/></text:span><text:span text:style-name="T28">Para a remoção destes estados inconsistentes, utilizou-se a função “sapply”. </text:span><text:span text:style-name="T27"><text:s/></text:span><text:span text:style-name="T30">As duas possibilidades de inconsistência citadas acima são verificadas. </text:span><text:span text:style-name="T31">Obtém-se os indíceis dos estados incompatíveis, posteriormentes removidos, de forma que a lista “filhosDesc” passa a ter apenas estados consistentes com a definição do problema. </text:span></text:p>
      <text:p text:style-name="P48"><text:span text:style-name="T31"><text:tab/></text:span><text:span text:style-name="T32">Como os custos associados à aplicação dos operadores são diferentes, foi necessário armazenar em um </text:span><text:span text:style-name="T33">vetor</text:span><text:span text:style-name="T32"> “custo” os custos referentes à aplicação destes operadores. </text:span><text:span text:style-name="T33">No momento em que os estados i</text:span><text:span text:style-name="T34">n</text:span><text:span text:style-name="T33">compatíveis devem ser removidos, os custos associados aos operadores que geraram tais operadores também foram removidos do vetor “custo”. </text:span></text:p>
      <text:p text:style-name="P48"><text:span text:style-name="T33"><text:tab/></text:span><text:span text:style-name="T35">Apenas com os estados consistentes e seus respectivos custos, foram gerados os nós filhos, ou seja, objetos do tipo AspiradorDePo. </text:span><text:span text:style-name="T36">Além de receberem o estado, foram “setadas” seu valor “g” de custo e seu valor “h” de heurística. </text:span><text:span text:style-name="T37">Estes filhos gerados foram armazenados em uma lista “filhos” e esta foi retornada. </text:span></text:p>
      <text:p text:style-name="P48"><text:span text:style-name="T37"><text:tab/></text:span><text:span text:style-name="T38">O método “heuristica.AspiradorDePo” tem como função gerar a heurística de um dado nó. Foi estabelecida que a heurítica de um dado nó, com estado E = (M1,M2,M3,M4,X,Y), corresponde à som</text:span><text:span text:style-name="T39">a M1+M2+M3+M4. <text:s/></text:span><text:span text:style-name="T40">Como Mi representa se há (1) ou não sujeira (0) numa posição da grade, quando menos células sujas houverem no cenário, menor será a heurística e mais próximo do estado objetivo o estado atual estará. </text:span></text:p>
      <text:p text:style-name="P48"><text:span text:style-name="T41"/></text:p>
      <text:p text:style-name="P49"><text:span text:style-name="T122">## Sobrecarga da função genérica "heuristica", definida por Estado.R</text:span></text:p>
      <text:p text:style-name="P49"><text:span text:style-name="T122">heuristica.AspiradorDePo &lt;- function(atual){</text:span></text:p>
      <text:p text:style-name="P49"><text:span text:style-name="T122"><text:s text:c="2"/></text:span></text:p>
      <text:p text:style-name="P49"><text:span text:style-name="T122"><text:s text:c="2"/>if(is.null(atual$desc))</text:span></text:p>
      <text:p text:style-name="P49"><text:span text:style-name="T122"><text:s text:c="4"/>return(Inf)</text:span></text:p>
      <text:p text:style-name="P49"><text:span text:style-name="T122"><text:s text:c="2"/>## h(obj) = M1 + M2 + M3 + M4</text:span></text:p>
      <text:p text:style-name="P49"><text:span text:style-name="T122"><text:s text:c="2"/>return(sum(atual$desc[1:4]))</text:span></text:p>
      <text:p text:style-name="P49"><text:soft-page-break/><text:span text:style-name="T122">}</text:span></text:p>
      <text:p text:style-name="P49"/>
      <text:p text:style-name="P69">2.<text:span text:style-name="T124">4 Resultados</text:span></text:p>
      <text:p text:style-name="P69"/>
      <text:p text:style-name="P69"><text:tab/><text:span text:style-name="T106">Para a aplicação dos algoritmos de busca foi criado um arquivo “iniciaAspirador.R”. Neste arquivo, além da inclusão dos outros arquivos necessários para criação de objetos do tipo “AspiradorDePo” e dos algoritmos de busca, foram criados um nó inicial e um nó objetivo. </text:span><text:span text:style-name="T107">Estes nós serão passados para os algoritmos de busca. </text:span><text:span text:style-name="T108">Como na especificação do problema apenas foi exigido que ao menos duas posições do cenário estivessem sujas, foi definido que as posições </text:span><text:span text:style-name="T109">(1,1), (1,2) e (2,1) estariam com sujeira e que o aspirador iniciaria seu trabalho na posição (1,1). Assim, o nó inicial possuiria o seguinte estado: (1,1,1,</text:span><text:span text:style-name="T110">0</text:span><text:span text:style-name="T109">,1,1).</text:span></text:p>
      <text:p text:style-name="P69"/>
      <text:p text:style-name="P70"><text:tab/><text:span text:style-name="T125">inicial &lt;- AspiradorDePo(desc = c(1,1,1,0,1,1)) #dois quadrados sujos com inicio em (1,1)</text:span></text:p>
      <text:p text:style-name="P56"><text:tab/></text:p>
      <text:p text:style-name="P54"><text:span text:style-name="T123"><text:tab/></text:span><text:span text:style-name="T42">Pela especificação, o objetivo seria limpar todas as células do cenário. Assim, a única restrição para o estado final seria que as posições referentes à estas células deveriam ter valor zero, ou seja, estarem sem sujeira, independentemente da posição em que o aspirador se encontra. </text:span><text:span text:style-name="T43">Assim, foi definida uma sobrecarga de comparação entre estados que levem em conta esta restrição, como já explicado acima. </text:span><text:span text:style-name="T44">Para a aplicação dos algoritmos foi estabelecido um nó com células limpas com a posição (1,1).</text:span></text:p>
      <text:p text:style-name="P50"/>
      <text:p text:style-name="P51"><text:span text:style-name="T126"><text:tab/>objetivo$desc &lt;- c(0,0,0,0,1,1) #possilidade com objetivo em posicao (1,1).</text:span></text:p>
      <text:p text:style-name="P51"/>
      <text:p text:style-name="P52"><text:span text:style-name="T126"><text:tab/></text:span><text:span text:style-name="T45">Com os nós inicial e objetivo definidos, foram aplicados os algoritmos de busca informada e desinformada. </text:span><text:span text:style-name="T46">As saídas completas obtidas pela aplicação destes algoritmos encontra</text:span><text:span text:style-name="T47">m</text:span><text:span text:style-name="T46">-se em arquivos anexos.</text:span></text:p>
      <text:p text:style-name="P52"><text:span text:style-name="T74"/></text:p>
      <text:p text:style-name="P53"><text:span text:style-name="T73">2.4.1 Busca em </text:span><text:span text:style-name="T75">largura</text:span></text:p>
      <text:p text:style-name="P53"><text:span text:style-name="T75"/></text:p>
      <text:p text:style-name="P55"><text:span text:style-name="T75"><text:tab/></text:span><text:span text:style-name="T48">Com base no caminho retornado pela busca em largura, as ações tomadas pelo aspirador foram: aspirou sujeira da posição (1,1), movimentou-se para (2,1), aspirou sujeira em (2,1), movimentou-se para posição (1,1), movimentou-se para posição (1,2), aspirou sujeira em (1,2), alcançou objetivo. </text:span><text:span text:style-name="T50">O custo </text:span><text:span text:style-name="T54">total</text:span><text:span text:style-name="T50"> foi 11.</text:span></text:p>
      <text:p text:style-name="P53"><text:span text:style-name="T48"/></text:p>
      <text:p text:style-name="P57"><text:span text:style-name="T76">2.</text:span><text:span text:style-name="T72">4.2 Busca em profundidade</text:span></text:p>
      <text:p text:style-name="P57"><text:span text:style-name="T72"/></text:p>
      <text:p text:style-name="P59"><text:span text:style-name="T72"><text:tab/></text:span><text:span text:style-name="T48">Com base no caminho retornado pela busca em </text:span><text:span text:style-name="T49">profundidade</text:span><text:span text:style-name="T48">, as ações tomadas pelo aspirador foram: aspirou sujeira da posição (1,1), movimentou-se para (2,1), aspirou sujeira em (2,1), movimentou-se para posição (1,1), movimentou-se para posição (1,2), aspirou sujeira em (1,2), alcançou objetivo. </text:span><text:span text:style-name="T51">O custo </text:span><text:span text:style-name="T55">total </text:span><text:span text:style-name="T51">foi 11.</text:span></text:p>
      <text:p text:style-name="P58"><text:span text:style-name="T76"/></text:p>
      <text:p text:style-name="P61"><text:span text:style-name="T76">2.</text:span><text:span text:style-name="T72">4.3 Busca de custo uniforme</text:span></text:p>
      <text:p text:style-name="P61"><text:soft-page-break/><text:span text:style-name="T72"/></text:p>
      <text:p text:style-name="P68"><text:span text:style-name="T72"><text:tab/></text:span><text:span text:style-name="T77">Com base no caminho retornado pela busca com custo uniforme, as ações tomadas pelo aspirador foram: </text:span><text:span text:style-name="T78">movimentou-se para (2,1), aspirou sujeira em (2,1), movimentou-se para (1,1), aspirou sujeira em (1,1), </text:span><text:span text:style-name="T79">movimentou-se para (1,2), aspirou sujeira em (1,2), alcançou obje</text:span><text:span text:style-name="T80">tivo. </text:span><text:span text:style-name="T81">O custo </text:span><text:span text:style-name="T82">total</text:span><text:span text:style-name="T81"> desse caminho foi 11.</text:span></text:p>
      <text:p text:style-name="P68"><text:span text:style-name="T81"/></text:p>
      <text:p text:style-name="P62"><text:span text:style-name="T81">2.</text:span><text:span text:style-name="T72">4.4 Busca gulosa</text:span></text:p>
      <text:p text:style-name="P62"><text:span text:style-name="T72"/></text:p>
      <text:p text:style-name="P63"><text:span text:style-name="T72"><text:tab/></text:span><text:span text:style-name="T48">Com base no caminho retornado pela busca </text:span><text:span text:style-name="T52">gulosa</text:span><text:span text:style-name="T48">, as ações tomadas pelo aspirador foram: aspirou sujeira da posição (1,1), movimentou-se para (2,1), aspirou sujeira em (2,1), movimentou-se para posição (1,1), movimentou-se para posição (1,2), aspirou sujeira em (1,2), alcançou objetivo. </text:span><text:span text:style-name="T51">O custo </text:span><text:span text:style-name="T53"><text:s/>total foi 11.</text:span></text:p>
      <text:p text:style-name="P63"><text:span text:style-name="T53"/></text:p>
      <text:p text:style-name="P65"><text:span text:style-name="T83">2.</text:span><text:span text:style-name="T72">4.5 Busca A*</text:span></text:p>
      <text:p text:style-name="P65"><text:span text:style-name="T72"/></text:p>
      <text:p text:style-name="P64"><text:span text:style-name="T72"><text:tab/></text:span><text:span text:style-name="T48">Com base no caminho retornado pela busca </text:span><text:span text:style-name="T56">pelo algoritmo A*, </text:span><text:span text:style-name="T48"><text:s/>as ações tomadas pelo aspirador foram: aspirou sujeira da posição (1,1), movimentou-se para (2,1), aspirou sujeira em (2,1), movimentou-se para posição (1,1), movimentou-se para posição (1,2), aspirou sujeira em (1,2), alcançou objetivo. </text:span><text:span text:style-name="T51">O custo </text:span><text:span text:style-name="T53"><text:s/>total foi 11.</text:span></text:p>
      <text:p text:style-name="P64"><text:span text:style-name="T83"/></text:p>
      <text:p text:style-name="P66"><text:span text:style-name="T83">2.</text:span><text:span text:style-name="T72">5 Comparação entre resultados obtidos</text:span></text:p>
      <text:p text:style-name="P57"><text:span text:style-name="T72"><text:tab/></text:span></text:p>
      <text:p text:style-name="P60"><text:span text:style-name="T72"><text:tab/></text:span><text:span text:style-name="T57">Na aplicação de algoritmos de busca desinformada, neste caso o de busca em largura, em profundidade e de custo uniforme, os custos totais dos caminhos obtidos foram iguais. </text:span><text:span text:style-name="T58">No caso da busca em largura e profundidade, as ações tomadas foram sequencialmente idênticas. Já no de busca de custo uniforme, houve mudanças na sequência de movimentos feitos, porém foram iguais aos movimentos feitos no dois outros algoritmos. </text:span><text:span text:style-name="T59">Isto ocorreu pelo fato do algoritmo de busca uniforme levar em conta o custo associado a um determinado movimento, prevalecendo o menor, diferentemente dos algoritmos de busca em largura e profundidade, onde a ordem dos nós prevalece. </text:span><text:span text:style-name="T57"><text:s/></text:span></text:p>
      <text:p text:style-name="P60"><text:span text:style-name="T57"><text:tab/></text:span><text:span text:style-name="T60">Já na aplicação dos algoritmos de busca informada, o de busca gulosa e o A*, </text:span><text:span text:style-name="T61">as ações tomadas para se alcançar o estado objetivo foram idênticas</text:span><text:span text:style-name="T62"> em termos de valor e </text:span><text:span text:style-name="T63">de </text:span><text:span text:style-name="T62">sequ</text:span><text:span text:style-name="T63">ência, </text:span><text:span text:style-name="T64">semelhantes às ações tomadas pelos algoritmos de busca em largura e profundidade. </text:span></text:p>
      <text:p text:style-name="P60"><text:span text:style-name="T64"><text:tab/>Apesar destes algoritmos variarem em termos dos critérios a serem levados em conta para a definição do próximo nó a ser expandido, </text:span><text:span text:style-name="T65">os resultados obtidos foram em termos de custo iguais, </text:span><text:span text:style-name="T66">além do caminho variar em apenas um deles. </text:span><text:span text:style-name="T67">Talvez isto tenha ocorrido pelo pequeno espaço de estados possíveis para este problema. </text:span></text:p>
      <text:p text:style-name="P60"><text:span text:style-name="T67"><text:tab/></text:span><text:span text:style-name="T68">Apenas para ilustrar isso, foi mudado o estado inicial de forma que todas as células estivessem com sujeira e o aspirador inicia-se na posição (2,1). </text:span><text:span text:style-name="T69">Após a execução dos algoritmos, o custo retornado pelos algoritmos de busca em largura, </text:span><text:soft-page-break/><text:span text:style-name="T70">custo uniforme e A* foi de valor treze, enquanto que os outros algoritmos retornaram custo quatorze. </text:span><text:span text:style-name="T71">As saídas de execução destes algoritmos estão em arquivos anexos.</text:span></text:p>
      <text:p text:style-name="P67"><text:span text:style-name="T73"/></text:p>
      <text:p text:style-name="P53"/>
      <text:p text:style-name="P53"><text:span text:style-name="T126"><text:s text:c="5"/></text:span></text:p>
      <text:p text:style-name="P53"/>
      <text:p text:style-name="P53"/>
      <text:p text:style-name="P53"/>
      <text:p text:style-name="P53"/>
      <text:p text:style-name="P53"/>
      <text:p text:style-name="P53"/>
      <text:p text:style-name="P53"/>
      <text:p text:style-name="P53"/>
      <text:p text:style-name="P53"/>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3. Conclusão</text:p>
      <text:p text:style-name="P72"/>
      <text:p text:style-name="P71"><text:tab/><text:span text:style-name="T127">Com este trabalho, foi possível entender o processo de resolução de um problema por mecanismos de busca. Inicialmente, deve-se fazer uma modelagem deste problema, de forma que fiquem explícitos aspectos como estados, ações, custos associados à essas ações, estado inicial, estado final, entre outros. Posteriormente, deve-se aplicar algoritmos de busca sobre uma árvore que corresponde ao espaço de estados possíveis obtido através da aplicação de operadores sobre outros estados. Os mecanismos de busca variam pelo critério que possuem para a escolha do próximo nó a ser expandido e ter seu estado gerado. Assim, foi necessário definir quando dois estados são iguais e uma função heurística quando esta for exigida. </text:span></text:p>
      <text:p text:style-name="P71"><text:tab/><text:span text:style-name="T127">Como apoio, um ambiente de desenvolvimento foi utilizado munido na linguagem de programa R e seu vasto repositório de recursos. Assim, foi possível também entender aspectos básicos deste ambiente de desenvolvi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10:24:55.944761429</meta:creation-date>
    <dc:date>2016-12-27T14:13:26.770301204</dc:date>
    <meta:editing-duration>PT8H34M38S</meta:editing-duration>
    <meta:editing-cycles>228</meta:editing-cycles>
    <meta:generator>LibreOffice/5.1.4.2$Linux_X86_64 LibreOffice_project/10m0$Build-2</meta:generator>
    <meta:document-statistic meta:table-count="2" meta:image-count="0" meta:object-count="0" meta:page-count="12" meta:paragraph-count="188" meta:word-count="3160" meta:character-count="21255" meta:non-whitespace-character-count="17284"/>
  </office:meta>
</office:document-meta>
</file>